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163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style:font-name="Liberation Sans" style:font-name-asian="DejaVu Sans" style:font-name-complex="Lohit Hindi"/>
    </style:style>
    <style:style style:name="ce2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8622in" svg:height="5.1417in" svg:x="5.5094in" svg:y="4.2276in">
            <draw:object draw:notify-on-update-of-ranges="Sheet1.L3:Sheet1.L22 Sheet1.Y2:Sheet1.Y2 Sheet1.Y3:Sheet1.Y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8.2413in" svg:height="4.9319in" svg:x="13.9291in" svg:y="4.2406in">
            <draw:object draw:notify-on-update-of-ranges="Sheet1.L3:Sheet1.L22 Sheet1.Z2:Sheet1.Z2 Sheet1.Z3:Sheet1.Z2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8.2492in" svg:height="4.4634in" svg:x="5.5902in" svg:y="10.1394in">
            <draw:object draw:notify-on-update-of-ranges="Sheet1.L3:Sheet1.L22 Sheet1.Q2:Sheet1.Q2 Sheet1.Q3:Sheet1.Q2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3" table:default-cell-style-name="Default"/>
        <table:table-row table:style-name="ro1">
          <table:table-cell office:value-type="string">
            <text:p>size</text:p>
          </table:table-cell>
          <table:table-cell office:value-type="string">
            <text:p>rb</text:p>
          </table:table-cell>
          <table:table-cell office:value-type="string">
            <text:p>veb</text:p>
          </table:table-cell>
          <table:table-cell office:value-type="string">
            <text:p>cache miss</text:p>
          </table:table-cell>
          <table:table-cell table:number-columns-repeated="3"/>
          <table:table-cell office:value-type="string">
            <text:p>indicies</text:p>
          </table:table-cell>
          <table:table-cell office:value-type="string">
            <text:p>Set Size:</text:p>
          </table:table-cell>
          <table:table-cell office:value-type="float" office:value="5">
            <text:p>5</text:p>
          </table:table-cell>
          <table:table-cell office:value-type="string">
            <text:p>COLUMNS:</text:p>
          </table:table-cell>
          <table:table-cell office:value-type="string">
            <text:p>A</text:p>
          </table:table-cell>
          <table:table-cell/>
          <table:table-cell office:value-type="string">
            <text:p>B</text:p>
          </table:table-cell>
          <table:table-cell office:value-type="string">
            <text:p>C</text:p>
          </table:table-cell>
          <table:table-cell table:number-columns-repeated="3"/>
          <table:table-cell office:value-type="string">
            <text:p>D</text:p>
          </table:table-cell>
          <table:table-cell office:value-type="string">
            <text:p>E</text:p>
          </table:table-cell>
          <table:table-cell table:number-columns-repeated="7"/>
          <table:table-cell office:value-type="string">
            <text:p>rb</text:p>
          </table:table-cell>
          <table:table-cell office:value-type="string">
            <text:p>veb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4913">
            <text:p>0.000004913</text:p>
          </table:table-cell>
          <table:table-cell office:value-type="float" office:value="0.000002515">
            <text:p>0.00000251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<text:s/></text:p>
          </table:table-cell>
          <table:table-cell table:number-columns-repeated="2"/>
          <table:table-cell office:value-type="string">
            <text:p>start</text:p>
          </table:table-cell>
          <table:table-cell office:value-type="string">
            <text:p>end</text:p>
          </table:table-cell>
          <table:table-cell/>
          <table:table-cell office:value-type="string">
            <text:p>size</text:p>
          </table:table-cell>
          <table:table-cell/>
          <table:table-cell office:value-type="string">
            <text:p>rb</text:p>
          </table:table-cell>
          <table:table-cell office:value-type="string">
            <text:p>veb</text:p>
          </table:table-cell>
          <table:table-cell/>
          <table:table-cell office:value-type="string">
            <text:p>Rb/veb</text:p>
          </table:table-cell>
          <table:table-cell/>
          <table:table-cell office:value-type="string">
            <text:p>cache misses</text:p>
          </table:table-cell>
          <table:table-cell table:number-columns-repeated="2"/>
          <table:table-cell office:value-type="string">
            <text:p>n lg n</text:p>
          </table:table-cell>
          <table:table-cell office:value-type="string">
            <text:p>n lglg n</text:p>
          </table:table-cell>
          <table:table-cell/>
          <table:table-cell office:value-type="string">
            <text:p>Rb / n lg n</text:p>
          </table:table-cell>
          <table:table-cell office:value-type="string">
            <text:p>Veb /n lglgn</text:p>
          </table:table-cell>
          <table:table-cell/>
          <table:table-cell office:value-type="string">
            <text:p>cache miss per operation</text:p>
          </table:table-cell>
          <table:table-cell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000003253">
            <text:p>0.000003253</text:p>
          </table:table-cell>
          <table:table-cell office:value-type="float" office:value="0.000001984">
            <text:p>0.00000198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[.I3]+[.$J$1]-1" office:value-type="float" office:value="6">
            <text:p>6</text:p>
          </table:table-cell>
          <table:table-cell table:formula="of:=2^6" office:value-type="float" office:value="64">
            <text:p>64</text:p>
          </table:table-cell>
          <table:table-cell table:formula="of:=INDIRECT(CONCATENATE([.L$1];[.$I3]))" office:value-type="float" office:value="64">
            <text:p>64</text:p>
          </table:table-cell>
          <table:table-cell/>
          <table:table-cell table:formula="of:=AVERAGE(INDIRECT(CONCATENATE([.N$1];[.$I3];&quot;:&quot;;[.N$1];[.$J3])))" office:value-type="float" office:value="0.0000030296">
            <text:p>3.0296E-006</text:p>
          </table:table-cell>
          <table:table-cell table:formula="of:=AVERAGE(INDIRECT(CONCATENATE([.O$1];[.$I3];&quot;:&quot;;[.O$1];[.$J3])))" office:value-type="float" office:value="0.0000020656">
            <text:p>2.0656E-006</text:p>
          </table:table-cell>
          <table:table-cell/>
          <table:table-cell table:formula="of:=[.N3]/[.O3]" office:value-type="float" office:value="1.46669248644462">
            <text:p>1.4666924864</text:p>
          </table:table-cell>
          <table:table-cell/>
          <table:table-cell table:style-name="ce2" table:formula="of:=AVERAGE(INDIRECT(CONCATENATE([.S$1];[.$I3];&quot;:&quot;;[.S$1];[.$J3])))" office:value-type="float" office:value="3">
            <text:p>3</text:p>
          </table:table-cell>
          <table:table-cell table:style-name="ce2" table:formula="of:=AVERAGE(INDIRECT(CONCATENATE([.T$1];[.$I3];&quot;:&quot;;[.T$1];[.$J3])))" office:value-type="float" office:value="0.8">
            <text:p>1</text:p>
          </table:table-cell>
          <table:table-cell/>
          <table:table-cell office:value-type="float" office:value="384">
            <text:p>384</text:p>
          </table:table-cell>
          <table:table-cell table:style-name="ce2" office:value-type="float" office:value="165.437600046154">
            <text:p>165</text:p>
          </table:table-cell>
          <table:table-cell/>
          <table:table-cell table:formula="of:=[.N3]/[.V3]" office:value-type="float" office:value="0.00000000788958333333333">
            <text:p>7.88958333333333E-009</text:p>
          </table:table-cell>
          <table:table-cell table:formula="of:=[.O3]/[.W3]" office:value-type="float" office:value="0.0000000124856743534948">
            <text:p>1.24856743534948E-008</text:p>
          </table:table-cell>
          <table:table-cell/>
          <table:table-cell table:formula="of:=[.S3]/[.$L3]" office:value-type="float" office:value="0.046875">
            <text:p>0.046875</text:p>
          </table:table-cell>
          <table:table-cell table:formula="of:=[.T3]/[.$L3]" office:value-type="float" office:value="0.0125">
            <text:p>0.0125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000002468">
            <text:p>0.000002468</text:p>
          </table:table-cell>
          <table:table-cell office:value-type="float" office:value="0.000001973">
            <text:p>0.00000197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3]+[.$J$1]" office:value-type="float" office:value="7">
            <text:p>7</text:p>
          </table:table-cell>
          <table:table-cell table:formula="of:=[.J3]+[.$J$1]" office:value-type="float" office:value="11">
            <text:p>11</text:p>
          </table:table-cell>
          <table:table-cell/>
          <table:table-cell table:formula="of:=INDIRECT(CONCATENATE([.L$1];[.$I4]))" office:value-type="float" office:value="128">
            <text:p>128</text:p>
          </table:table-cell>
          <table:table-cell/>
          <table:table-cell table:formula="of:=AVERAGE(INDIRECT(CONCATENATE([.N$1];[.$I4];&quot;:&quot;;[.N$1];[.$J4])))" office:value-type="float" office:value="0.0000056832">
            <text:p>5.6832E-006</text:p>
          </table:table-cell>
          <table:table-cell table:formula="of:=AVERAGE(INDIRECT(CONCATENATE([.O$1];[.$I4];&quot;:&quot;;[.O$1];[.$J4])))" office:value-type="float" office:value="0.0000034666">
            <text:p>3.4666E-006</text:p>
          </table:table-cell>
          <table:table-cell/>
          <table:table-cell table:formula="of:=[.N4]/[.O4]" office:value-type="float" office:value="1.63941614261813">
            <text:p>1.6394161426</text:p>
          </table:table-cell>
          <table:table-cell/>
          <table:table-cell table:style-name="ce2" table:formula="of:=AVERAGE(INDIRECT(CONCATENATE([.S$1];[.$I4];&quot;:&quot;;[.S$1];[.$J4])))" office:value-type="float" office:value="0">
            <text:p>0</text:p>
          </table:table-cell>
          <table:table-cell table:style-name="ce2" table:formula="of:=AVERAGE(INDIRECT(CONCATENATE([.T$1];[.$I4];&quot;:&quot;;[.T$1];[.$J4])))" office:value-type="float" office:value="0">
            <text:p>0</text:p>
          </table:table-cell>
          <table:table-cell/>
          <table:table-cell office:value-type="float" office:value="896">
            <text:p>896</text:p>
          </table:table-cell>
          <table:table-cell table:style-name="ce2" office:value-type="float" office:value="359.341430023373">
            <text:p>359</text:p>
          </table:table-cell>
          <table:table-cell/>
          <table:table-cell table:formula="of:=[.N4]/[.V4]" office:value-type="float" office:value="0.00000000634285714285714">
            <text:p>6.34285714285714E-009</text:p>
          </table:table-cell>
          <table:table-cell table:formula="of:=[.O4]/[.W4]" office:value-type="float" office:value="0.00000000964709245959899">
            <text:p>9.64709245959899E-009</text:p>
          </table:table-cell>
          <table:table-cell/>
          <table:table-cell table:formula="of:=[.S4]/[.$L4]" office:value-type="float" office:value="0">
            <text:p>0</text:p>
          </table:table-cell>
          <table:table-cell table:formula="of:=[.T4]/[.$L4]" office:value-type="float" office:value="0">
            <text:p>0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000002284">
            <text:p>0.000002284</text:p>
          </table:table-cell>
          <table:table-cell office:value-type="float" office:value="0.000001926">
            <text:p>0.00000192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4]+[.$J$1]" office:value-type="float" office:value="12">
            <text:p>12</text:p>
          </table:table-cell>
          <table:table-cell table:formula="of:=[.J4]+[.$J$1]" office:value-type="float" office:value="16">
            <text:p>16</text:p>
          </table:table-cell>
          <table:table-cell/>
          <table:table-cell table:formula="of:=INDIRECT(CONCATENATE([.L$1];[.$I5]))" office:value-type="float" office:value="256">
            <text:p>256</text:p>
          </table:table-cell>
          <table:table-cell/>
          <table:table-cell table:formula="of:=AVERAGE(INDIRECT(CONCATENATE([.N$1];[.$I5];&quot;:&quot;;[.N$1];[.$J5])))" office:value-type="float" office:value="0.000011951">
            <text:p>0.000011951</text:p>
          </table:table-cell>
          <table:table-cell table:formula="of:=AVERAGE(INDIRECT(CONCATENATE([.O$1];[.$I5];&quot;:&quot;;[.O$1];[.$J5])))" office:value-type="float" office:value="0.0000129566">
            <text:p>1.29566E-005</text:p>
          </table:table-cell>
          <table:table-cell/>
          <table:table-cell table:formula="of:=[.N5]/[.O5]" office:value-type="float" office:value="0.922387045984286">
            <text:p>0.922387046</text:p>
          </table:table-cell>
          <table:table-cell/>
          <table:table-cell table:style-name="ce2" table:formula="of:=AVERAGE(INDIRECT(CONCATENATE([.S$1];[.$I5];&quot;:&quot;;[.S$1];[.$J5])))" office:value-type="float" office:value="0">
            <text:p>0</text:p>
          </table:table-cell>
          <table:table-cell table:style-name="ce2" table:formula="of:=AVERAGE(INDIRECT(CONCATENATE([.T$1];[.$I5];&quot;:&quot;;[.T$1];[.$J5])))" office:value-type="float" office:value="0">
            <text:p>0</text:p>
          </table:table-cell>
          <table:table-cell/>
          <table:table-cell office:value-type="float" office:value="2048">
            <text:p>2048</text:p>
          </table:table-cell>
          <table:table-cell table:style-name="ce2" office:value-type="float" office:value="768">
            <text:p>768</text:p>
          </table:table-cell>
          <table:table-cell/>
          <table:table-cell table:formula="of:=[.N5]/[.V5]" office:value-type="float" office:value="0.00000000583544921875">
            <text:p>5.83544921875E-009</text:p>
          </table:table-cell>
          <table:table-cell table:formula="of:=[.O5]/[.W5]" office:value-type="float" office:value="0.0000000168705729166667">
            <text:p>1.68705729166667E-008</text:p>
          </table:table-cell>
          <table:table-cell/>
          <table:table-cell table:formula="of:=[.S5]/[.$L5]" office:value-type="float" office:value="0">
            <text:p>0</text:p>
          </table:table-cell>
          <table:table-cell table:formula="of:=[.T5]/[.$L5]" office:value-type="float" office:value="0">
            <text:p>0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00000223">
            <text:p>0.00000223</text:p>
          </table:table-cell>
          <table:table-cell office:value-type="float" office:value="0.00000193">
            <text:p>0.0000019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5]+[.$J$1]" office:value-type="float" office:value="17">
            <text:p>17</text:p>
          </table:table-cell>
          <table:table-cell table:formula="of:=[.J5]+[.$J$1]" office:value-type="float" office:value="21">
            <text:p>21</text:p>
          </table:table-cell>
          <table:table-cell/>
          <table:table-cell table:formula="of:=INDIRECT(CONCATENATE([.L$1];[.$I6]))" office:value-type="float" office:value="512">
            <text:p>512</text:p>
          </table:table-cell>
          <table:table-cell/>
          <table:table-cell table:formula="of:=AVERAGE(INDIRECT(CONCATENATE([.N$1];[.$I6];&quot;:&quot;;[.N$1];[.$J6])))" office:value-type="float" office:value="0.0000352932">
            <text:p>3.52932E-005</text:p>
          </table:table-cell>
          <table:table-cell table:formula="of:=AVERAGE(INDIRECT(CONCATENATE([.O$1];[.$I6];&quot;:&quot;;[.O$1];[.$J6])))" office:value-type="float" office:value="0.0000285494">
            <text:p>2.85494E-005</text:p>
          </table:table-cell>
          <table:table-cell/>
          <table:table-cell table:formula="of:=[.N6]/[.O6]" office:value-type="float" office:value="1.23621512185895">
            <text:p>1.2362151219</text:p>
          </table:table-cell>
          <table:table-cell/>
          <table:table-cell table:style-name="ce2" table:formula="of:=AVERAGE(INDIRECT(CONCATENATE([.S$1];[.$I6];&quot;:&quot;;[.S$1];[.$J6])))" office:value-type="float" office:value="4.2">
            <text:p>4</text:p>
          </table:table-cell>
          <table:table-cell table:style-name="ce2" table:formula="of:=AVERAGE(INDIRECT(CONCATENATE([.T$1];[.$I6];&quot;:&quot;;[.T$1];[.$J6])))" office:value-type="float" office:value="3.8">
            <text:p>4</text:p>
          </table:table-cell>
          <table:table-cell/>
          <table:table-cell office:value-type="float" office:value="4608">
            <text:p>4608</text:p>
          </table:table-cell>
          <table:table-cell table:style-name="ce2" office:value-type="float" office:value="1623.00160073846">
            <text:p>1623</text:p>
          </table:table-cell>
          <table:table-cell/>
          <table:table-cell table:formula="of:=[.N6]/[.V6]" office:value-type="float" office:value="0.00000000765911458333333">
            <text:p>7.65911458333333E-009</text:p>
          </table:table-cell>
          <table:table-cell table:formula="of:=[.O6]/[.W6]" office:value-type="float" office:value="0.0000000175904940494268">
            <text:p>1.75904940494268E-008</text:p>
          </table:table-cell>
          <table:table-cell/>
          <table:table-cell table:formula="of:=[.S6]/[.$L6]" office:value-type="float" office:value="0.008203125">
            <text:p>0.008203125</text:p>
          </table:table-cell>
          <table:table-cell table:formula="of:=[.T6]/[.$L6]" office:value-type="float" office:value="0.007421875">
            <text:p>0.007421875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00006882">
            <text:p>0.000006882</text:p>
          </table:table-cell>
          <table:table-cell office:value-type="float" office:value="0.000003483">
            <text:p>0.00000348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6]+[.$J$1]" office:value-type="float" office:value="22">
            <text:p>22</text:p>
          </table:table-cell>
          <table:table-cell table:formula="of:=[.J6]+[.$J$1]" office:value-type="float" office:value="26">
            <text:p>26</text:p>
          </table:table-cell>
          <table:table-cell/>
          <table:table-cell table:formula="of:=INDIRECT(CONCATENATE([.L$1];[.$I7]))" office:value-type="float" office:value="1024">
            <text:p>1024</text:p>
          </table:table-cell>
          <table:table-cell/>
          <table:table-cell table:formula="of:=AVERAGE(INDIRECT(CONCATENATE([.N$1];[.$I7];&quot;:&quot;;[.N$1];[.$J7])))" office:value-type="float" office:value="0.0000591224">
            <text:p>5.91224E-005</text:p>
          </table:table-cell>
          <table:table-cell table:formula="of:=AVERAGE(INDIRECT(CONCATENATE([.O$1];[.$I7];&quot;:&quot;;[.O$1];[.$J7])))" office:value-type="float" office:value="0.0000555898">
            <text:p>5.55898E-005</text:p>
          </table:table-cell>
          <table:table-cell/>
          <table:table-cell table:formula="of:=[.N7]/[.O7]" office:value-type="float" office:value="1.06354762924134">
            <text:p>1.0635476292</text:p>
          </table:table-cell>
          <table:table-cell/>
          <table:table-cell table:style-name="ce2" table:formula="of:=AVERAGE(INDIRECT(CONCATENATE([.S$1];[.$I7];&quot;:&quot;;[.S$1];[.$J7])))" office:value-type="float" office:value="15.6">
            <text:p>16</text:p>
          </table:table-cell>
          <table:table-cell table:style-name="ce2" table:formula="of:=AVERAGE(INDIRECT(CONCATENATE([.T$1];[.$I7];&quot;:&quot;;[.T$1];[.$J7])))" office:value-type="float" office:value="3">
            <text:p>3</text:p>
          </table:table-cell>
          <table:table-cell/>
          <table:table-cell office:value-type="float" office:value="10240">
            <text:p>10240</text:p>
          </table:table-cell>
          <table:table-cell table:style-name="ce2" office:value-type="float" office:value="3401.65436916466">
            <text:p>3402</text:p>
          </table:table-cell>
          <table:table-cell/>
          <table:table-cell table:formula="of:=[.N7]/[.V7]" office:value-type="float" office:value="0.000000005773671875">
            <text:p>5.773671875E-009</text:p>
          </table:table-cell>
          <table:table-cell table:formula="of:=[.O7]/[.W7]" office:value-type="float" office:value="0.0000000163419895048453">
            <text:p>1.63419895048453E-008</text:p>
          </table:table-cell>
          <table:table-cell/>
          <table:table-cell table:formula="of:=[.S7]/[.$L7]" office:value-type="float" office:value="0.015234375">
            <text:p>0.015234375</text:p>
          </table:table-cell>
          <table:table-cell table:formula="of:=[.T7]/[.$L7]" office:value-type="float" office:value="0.0029296875">
            <text:p>0.0029296875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00005994">
            <text:p>0.000005994</text:p>
          </table:table-cell>
          <table:table-cell office:value-type="float" office:value="0.000003469">
            <text:p>0.00000346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7]+[.$J$1]" office:value-type="float" office:value="27">
            <text:p>27</text:p>
          </table:table-cell>
          <table:table-cell table:formula="of:=[.J7]+[.$J$1]" office:value-type="float" office:value="31">
            <text:p>31</text:p>
          </table:table-cell>
          <table:table-cell/>
          <table:table-cell table:formula="of:=INDIRECT(CONCATENATE([.L$1];[.$I8]))" office:value-type="float" office:value="2048">
            <text:p>2048</text:p>
          </table:table-cell>
          <table:table-cell/>
          <table:table-cell table:formula="of:=AVERAGE(INDIRECT(CONCATENATE([.N$1];[.$I8];&quot;:&quot;;[.N$1];[.$J8])))" office:value-type="float" office:value="0.0001116962">
            <text:p>0.0001116962</text:p>
          </table:table-cell>
          <table:table-cell table:formula="of:=AVERAGE(INDIRECT(CONCATENATE([.O$1];[.$I8];&quot;:&quot;;[.O$1];[.$J8])))" office:value-type="float" office:value="0.0000907036">
            <text:p>9.07036E-005</text:p>
          </table:table-cell>
          <table:table-cell/>
          <table:table-cell table:formula="of:=[.N8]/[.O8]" office:value-type="float" office:value="1.23144175093381">
            <text:p>1.2314417509</text:p>
          </table:table-cell>
          <table:table-cell/>
          <table:table-cell table:style-name="ce2" table:formula="of:=AVERAGE(INDIRECT(CONCATENATE([.S$1];[.$I8];&quot;:&quot;;[.S$1];[.$J8])))" office:value-type="float" office:value="36">
            <text:p>36</text:p>
          </table:table-cell>
          <table:table-cell table:style-name="ce2" table:formula="of:=AVERAGE(INDIRECT(CONCATENATE([.T$1];[.$I8];&quot;:&quot;;[.T$1];[.$J8])))" office:value-type="float" office:value="1.4">
            <text:p>1</text:p>
          </table:table-cell>
          <table:table-cell/>
          <table:table-cell office:value-type="float" office:value="22528">
            <text:p>22528</text:p>
          </table:table-cell>
          <table:table-cell table:style-name="ce2" office:value-type="float" office:value="7084.91595496919">
            <text:p>7085</text:p>
          </table:table-cell>
          <table:table-cell/>
          <table:table-cell table:formula="of:=[.N8]/[.V8]" office:value-type="float" office:value="0.00000000495810546875">
            <text:p>0.000000005</text:p>
          </table:table-cell>
          <table:table-cell table:formula="of:=[.O8]/[.W8]" office:value-type="float" office:value="0.0000000128023537013707">
            <text:p>1.28023537013707E-008</text:p>
          </table:table-cell>
          <table:table-cell/>
          <table:table-cell table:formula="of:=[.S8]/[.$L8]" office:value-type="float" office:value="0.017578125">
            <text:p>0.017578125</text:p>
          </table:table-cell>
          <table:table-cell table:formula="of:=[.T8]/[.$L8]" office:value-type="float" office:value="0.00068359375">
            <text:p>0.0006835938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00005319">
            <text:p>0.000005319</text:p>
          </table:table-cell>
          <table:table-cell office:value-type="float" office:value="0.000003459">
            <text:p>0.00000345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8]+[.$J$1]" office:value-type="float" office:value="32">
            <text:p>32</text:p>
          </table:table-cell>
          <table:table-cell table:formula="of:=[.J8]+[.$J$1]" office:value-type="float" office:value="36">
            <text:p>36</text:p>
          </table:table-cell>
          <table:table-cell/>
          <table:table-cell table:formula="of:=INDIRECT(CONCATENATE([.L$1];[.$I9]))" office:value-type="float" office:value="4096">
            <text:p>4096</text:p>
          </table:table-cell>
          <table:table-cell/>
          <table:table-cell table:formula="of:=AVERAGE(INDIRECT(CONCATENATE([.N$1];[.$I9];&quot;:&quot;;[.N$1];[.$J9])))" office:value-type="float" office:value="0.0000987766">
            <text:p>9.87766E-005</text:p>
          </table:table-cell>
          <table:table-cell table:formula="of:=AVERAGE(INDIRECT(CONCATENATE([.O$1];[.$I9];&quot;:&quot;;[.O$1];[.$J9])))" office:value-type="float" office:value="0.0000750746">
            <text:p>7.50746E-005</text:p>
          </table:table-cell>
          <table:table-cell/>
          <table:table-cell table:formula="of:=[.N9]/[.O9]" office:value-type="float" office:value="1.31571263782957">
            <text:p>1.3157126378</text:p>
          </table:table-cell>
          <table:table-cell/>
          <table:table-cell table:style-name="ce2" table:formula="of:=AVERAGE(INDIRECT(CONCATENATE([.S$1];[.$I9];&quot;:&quot;;[.S$1];[.$J9])))" office:value-type="float" office:value="8.8">
            <text:p>9</text:p>
          </table:table-cell>
          <table:table-cell table:style-name="ce2" table:formula="of:=AVERAGE(INDIRECT(CONCATENATE([.T$1];[.$I9];&quot;:&quot;;[.T$1];[.$J9])))" office:value-type="float" office:value="0">
            <text:p>0</text:p>
          </table:table-cell>
          <table:table-cell/>
          <table:table-cell office:value-type="float" office:value="49152">
            <text:p>49152</text:p>
          </table:table-cell>
          <table:table-cell table:style-name="ce2" office:value-type="float" office:value="14684.0064029539">
            <text:p>14684</text:p>
          </table:table-cell>
          <table:table-cell/>
          <table:table-cell table:formula="of:=[.N9]/[.V9]" office:value-type="float" office:value="0.00000000200961507161458">
            <text:p>0.000000002</text:p>
          </table:table-cell>
          <table:table-cell table:formula="of:=[.O9]/[.W9]" office:value-type="float" office:value="0.00000000511267823915533">
            <text:p>5.11267823915533E-009</text:p>
          </table:table-cell>
          <table:table-cell/>
          <table:table-cell table:formula="of:=[.S9]/[.$L9]" office:value-type="float" office:value="0.0021484375">
            <text:p>0.0021484375</text:p>
          </table:table-cell>
          <table:table-cell table:formula="of:=[.T9]/[.$L9]" office:value-type="float" office:value="0">
            <text:p>0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00005132">
            <text:p>0.000005132</text:p>
          </table:table-cell>
          <table:table-cell office:value-type="float" office:value="0.000003446">
            <text:p>0.00000344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9]+[.$J$1]" office:value-type="float" office:value="37">
            <text:p>37</text:p>
          </table:table-cell>
          <table:table-cell table:formula="of:=[.J9]+[.$J$1]" office:value-type="float" office:value="41">
            <text:p>41</text:p>
          </table:table-cell>
          <table:table-cell/>
          <table:table-cell table:formula="of:=INDIRECT(CONCATENATE([.L$1];[.$I10]))" office:value-type="float" office:value="8192">
            <text:p>8192</text:p>
          </table:table-cell>
          <table:table-cell/>
          <table:table-cell table:formula="of:=AVERAGE(INDIRECT(CONCATENATE([.N$1];[.$I10];&quot;:&quot;;[.N$1];[.$J10])))" office:value-type="float" office:value="0.0002468816">
            <text:p>0.0002468816</text:p>
          </table:table-cell>
          <table:table-cell table:formula="of:=AVERAGE(INDIRECT(CONCATENATE([.O$1];[.$I10];&quot;:&quot;;[.O$1];[.$J10])))" office:value-type="float" office:value="0.0001586016">
            <text:p>0.0001586016</text:p>
          </table:table-cell>
          <table:table-cell/>
          <table:table-cell table:formula="of:=[.N10]/[.O10]" office:value-type="float" office:value="1.55661481346973">
            <text:p>1.5566148135</text:p>
          </table:table-cell>
          <table:table-cell/>
          <table:table-cell table:style-name="ce2" table:formula="of:=AVERAGE(INDIRECT(CONCATENATE([.S$1];[.$I10];&quot;:&quot;;[.S$1];[.$J10])))" office:value-type="float" office:value="143.4">
            <text:p>143</text:p>
          </table:table-cell>
          <table:table-cell table:style-name="ce2" table:formula="of:=AVERAGE(INDIRECT(CONCATENATE([.T$1];[.$I10];&quot;:&quot;;[.T$1];[.$J10])))" office:value-type="float" office:value="2.4">
            <text:p>2</text:p>
          </table:table-cell>
          <table:table-cell/>
          <table:table-cell office:value-type="float" office:value="106496">
            <text:p>106496</text:p>
          </table:table-cell>
          <table:table-cell table:style-name="ce2" office:value-type="float" office:value="30314.0021710118">
            <text:p>30314</text:p>
          </table:table-cell>
          <table:table-cell/>
          <table:table-cell table:formula="of:=[.N10]/[.V10]" office:value-type="float" office:value="0.00000000231822415865385">
            <text:p>2.31822415865385E-009</text:p>
          </table:table-cell>
          <table:table-cell table:formula="of:=[.O10]/[.W10]" office:value-type="float" office:value="0.00000000523195845620362">
            <text:p>5.23195845620362E-009</text:p>
          </table:table-cell>
          <table:table-cell/>
          <table:table-cell table:formula="of:=[.S10]/[.$L10]" office:value-type="float" office:value="0.0175048828125">
            <text:p>0.0175048828</text:p>
          </table:table-cell>
          <table:table-cell table:formula="of:=[.T10]/[.$L10]" office:value-type="float" office:value="0.00029296875">
            <text:p>0.0002929688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000005089">
            <text:p>0.000005089</text:p>
          </table:table-cell>
          <table:table-cell office:value-type="float" office:value="0.000003476">
            <text:p>0.00000347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10]+[.$J$1]" office:value-type="float" office:value="42">
            <text:p>42</text:p>
          </table:table-cell>
          <table:table-cell table:formula="of:=[.J10]+[.$J$1]" office:value-type="float" office:value="46">
            <text:p>46</text:p>
          </table:table-cell>
          <table:table-cell table:formula="of:=2^14" office:value-type="float" office:value="16384">
            <text:p>16384</text:p>
          </table:table-cell>
          <table:table-cell table:formula="of:=INDIRECT(CONCATENATE([.L$1];[.$I11]))" office:value-type="float" office:value="16384">
            <text:p>16384</text:p>
          </table:table-cell>
          <table:table-cell/>
          <table:table-cell table:formula="of:=AVERAGE(INDIRECT(CONCATENATE([.N$1];[.$I11];&quot;:&quot;;[.N$1];[.$J11])))" office:value-type="float" office:value="0.0005984684">
            <text:p>0.0005984684</text:p>
          </table:table-cell>
          <table:table-cell table:formula="of:=AVERAGE(INDIRECT(CONCATENATE([.O$1];[.$I11];&quot;:&quot;;[.O$1];[.$J11])))" office:value-type="float" office:value="0.0003022452">
            <text:p>0.0003022452</text:p>
          </table:table-cell>
          <table:table-cell/>
          <table:table-cell table:formula="of:=[.N11]/[.O11]" office:value-type="float" office:value="1.98007577953264">
            <text:p>1.9800757795</text:p>
          </table:table-cell>
          <table:table-cell/>
          <table:table-cell table:style-name="ce2" table:formula="of:=AVERAGE(INDIRECT(CONCATENATE([.S$1];[.$I11];&quot;:&quot;;[.S$1];[.$J11])))" office:value-type="float" office:value="310">
            <text:p>310</text:p>
          </table:table-cell>
          <table:table-cell table:style-name="ce2" table:formula="of:=AVERAGE(INDIRECT(CONCATENATE([.T$1];[.$I11];&quot;:&quot;;[.T$1];[.$J11])))" office:value-type="float" office:value="44.4">
            <text:p>44</text:p>
          </table:table-cell>
          <table:table-cell/>
          <table:table-cell office:value-type="float" office:value="229376">
            <text:p>229376</text:p>
          </table:table-cell>
          <table:table-cell table:style-name="ce2" office:value-type="float" office:value="62379.7030429918">
            <text:p>62380</text:p>
          </table:table-cell>
          <table:table-cell/>
          <table:table-cell table:formula="of:=[.N11]/[.V11]" office:value-type="float" office:value="0.00000000260911516462054">
            <text:p>2.60911516462054E-009</text:p>
          </table:table-cell>
          <table:table-cell table:formula="of:=[.O11]/[.W11]" office:value-type="float" office:value="0.00000000484524909956198">
            <text:p>4.84524909956198E-009</text:p>
          </table:table-cell>
          <table:table-cell/>
          <table:table-cell table:formula="of:=[.S11]/[.$L11]" office:value-type="float" office:value="0.0189208984375">
            <text:p>0.0189208984</text:p>
          </table:table-cell>
          <table:table-cell table:formula="of:=[.T11]/[.$L11]" office:value-type="float" office:value="0.0027099609375">
            <text:p>0.0027099609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000013407">
            <text:p>0.000013407</text:p>
          </table:table-cell>
          <table:table-cell office:value-type="float" office:value="0.000013429">
            <text:p>0.00001342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11]+[.$J$1]" office:value-type="float" office:value="47">
            <text:p>47</text:p>
          </table:table-cell>
          <table:table-cell table:formula="of:=[.J11]+[.$J$1]" office:value-type="float" office:value="51">
            <text:p>51</text:p>
          </table:table-cell>
          <table:table-cell/>
          <table:table-cell table:formula="of:=INDIRECT(CONCATENATE([.L$1];[.$I12]))" office:value-type="float" office:value="32768">
            <text:p>32768</text:p>
          </table:table-cell>
          <table:table-cell/>
          <table:table-cell table:formula="of:=AVERAGE(INDIRECT(CONCATENATE([.N$1];[.$I12];&quot;:&quot;;[.N$1];[.$J12])))" office:value-type="float" office:value="0.001668526">
            <text:p>0.001668526</text:p>
          </table:table-cell>
          <table:table-cell table:formula="of:=AVERAGE(INDIRECT(CONCATENATE([.O$1];[.$I12];&quot;:&quot;;[.O$1];[.$J12])))" office:value-type="float" office:value="0.0006048148">
            <text:p>0.0006048148</text:p>
          </table:table-cell>
          <table:table-cell/>
          <table:table-cell table:formula="of:=[.N12]/[.O12]" office:value-type="float" office:value="2.75873870811362">
            <text:p>2.7587387081</text:p>
          </table:table-cell>
          <table:table-cell/>
          <table:table-cell table:style-name="ce2" table:formula="of:=AVERAGE(INDIRECT(CONCATENATE([.S$1];[.$I12];&quot;:&quot;;[.S$1];[.$J12])))" office:value-type="float" office:value="508.6">
            <text:p>509</text:p>
          </table:table-cell>
          <table:table-cell table:style-name="ce2" table:formula="of:=AVERAGE(INDIRECT(CONCATENATE([.T$1];[.$I12];&quot;:&quot;;[.T$1];[.$J12])))" office:value-type="float" office:value="26.4">
            <text:p>26</text:p>
          </table:table-cell>
          <table:table-cell/>
          <table:table-cell office:value-type="float" office:value="491520">
            <text:p>491520</text:p>
          </table:table-cell>
          <table:table-cell table:style-name="ce2" office:value-type="float" office:value="128020.9910369">
            <text:p>128021</text:p>
          </table:table-cell>
          <table:table-cell/>
          <table:table-cell table:formula="of:=[.N12]/[.V12]" office:value-type="float" office:value="0.00000000339462483723958">
            <text:p>3.39462483723958E-009</text:p>
          </table:table-cell>
          <table:table-cell table:formula="of:=[.O12]/[.W12]" office:value-type="float" office:value="0.00000000472434086864452">
            <text:p>4.72434086864452E-009</text:p>
          </table:table-cell>
          <table:table-cell/>
          <table:table-cell table:formula="of:=[.S12]/[.$L12]" office:value-type="float" office:value="0.015521240234375">
            <text:p>0.0155212402</text:p>
          </table:table-cell>
          <table:table-cell table:formula="of:=[.T12]/[.$L12]" office:value-type="float" office:value="0.0008056640625">
            <text:p>0.0008056641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000011955">
            <text:p>0.000011955</text:p>
          </table:table-cell>
          <table:table-cell office:value-type="float" office:value="0.000012823">
            <text:p>0.00001282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12]+[.$J$1]" office:value-type="float" office:value="52">
            <text:p>52</text:p>
          </table:table-cell>
          <table:table-cell table:formula="of:=[.J12]+[.$J$1]" office:value-type="float" office:value="56">
            <text:p>56</text:p>
          </table:table-cell>
          <table:table-cell/>
          <table:table-cell table:formula="of:=INDIRECT(CONCATENATE([.L$1];[.$I13]))" office:value-type="float" office:value="65536">
            <text:p>65536</text:p>
          </table:table-cell>
          <table:table-cell/>
          <table:table-cell table:formula="of:=AVERAGE(INDIRECT(CONCATENATE([.N$1];[.$I13];&quot;:&quot;;[.N$1];[.$J13])))" office:value-type="float" office:value="0.00469922">
            <text:p>0.00469922</text:p>
          </table:table-cell>
          <table:table-cell table:formula="of:=AVERAGE(INDIRECT(CONCATENATE([.O$1];[.$I13];&quot;:&quot;;[.O$1];[.$J13])))" office:value-type="float" office:value="0.002072334">
            <text:p>0.002072334</text:p>
          </table:table-cell>
          <table:table-cell/>
          <table:table-cell table:formula="of:=[.N13]/[.O13]" office:value-type="float" office:value="2.26759779070362">
            <text:p>2.2675977907</text:p>
          </table:table-cell>
          <table:table-cell/>
          <table:table-cell table:style-name="ce2" table:formula="of:=AVERAGE(INDIRECT(CONCATENATE([.S$1];[.$I13];&quot;:&quot;;[.S$1];[.$J13])))" office:value-type="float" office:value="6021.2">
            <text:p>6021</text:p>
          </table:table-cell>
          <table:table-cell table:style-name="ce2" table:formula="of:=AVERAGE(INDIRECT(CONCATENATE([.T$1];[.$I13];&quot;:&quot;;[.T$1];[.$J13])))" office:value-type="float" office:value="1589.8">
            <text:p>1590</text:p>
          </table:table-cell>
          <table:table-cell/>
          <table:table-cell office:value-type="float" office:value="1048576">
            <text:p>1048576</text:p>
          </table:table-cell>
          <table:table-cell table:style-name="ce2" office:value-type="float" office:value="262144">
            <text:p>262144</text:p>
          </table:table-cell>
          <table:table-cell/>
          <table:table-cell table:formula="of:=[.N13]/[.V13]" office:value-type="float" office:value="0.00000000448152542114258">
            <text:p>4.48152542114258E-009</text:p>
          </table:table-cell>
          <table:table-cell table:formula="of:=[.O13]/[.W13]" office:value-type="float" office:value="0.00000000790532684326172">
            <text:p>7.90532684326172E-009</text:p>
          </table:table-cell>
          <table:table-cell/>
          <table:table-cell table:formula="of:=[.S13]/[.$L13]" office:value-type="float" office:value="0.091876220703125">
            <text:p>0.0918762207</text:p>
          </table:table-cell>
          <table:table-cell table:formula="of:=[.T13]/[.$L13]" office:value-type="float" office:value="0.0242584228515625">
            <text:p>0.0242584229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00001152">
            <text:p>0.00001152</text:p>
          </table:table-cell>
          <table:table-cell office:value-type="float" office:value="0.000012816">
            <text:p>0.00001281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13]+[.$J$1]" office:value-type="float" office:value="57">
            <text:p>57</text:p>
          </table:table-cell>
          <table:table-cell table:formula="of:=[.J13]+[.$J$1]" office:value-type="float" office:value="61">
            <text:p>61</text:p>
          </table:table-cell>
          <table:table-cell/>
          <table:table-cell table:formula="of:=INDIRECT(CONCATENATE([.L$1];[.$I14]))" office:value-type="float" office:value="131072">
            <text:p>131072</text:p>
          </table:table-cell>
          <table:table-cell/>
          <table:table-cell table:formula="of:=AVERAGE(INDIRECT(CONCATENATE([.N$1];[.$I14];&quot;:&quot;;[.N$1];[.$J14])))" office:value-type="float" office:value="0.01150976">
            <text:p>0.01150976</text:p>
          </table:table-cell>
          <table:table-cell table:formula="of:=AVERAGE(INDIRECT(CONCATENATE([.O$1];[.$I14];&quot;:&quot;;[.O$1];[.$J14])))" office:value-type="float" office:value="0.004156464">
            <text:p>0.004156464</text:p>
          </table:table-cell>
          <table:table-cell/>
          <table:table-cell table:formula="of:=[.N14]/[.O14]" office:value-type="float" office:value="2.76912298530674">
            <text:p>2.7691229853</text:p>
          </table:table-cell>
          <table:table-cell/>
          <table:table-cell table:style-name="ce2" table:formula="of:=AVERAGE(INDIRECT(CONCATENATE([.S$1];[.$I14];&quot;:&quot;;[.S$1];[.$J14])))" office:value-type="float" office:value="22648.8">
            <text:p>22649</text:p>
          </table:table-cell>
          <table:table-cell table:style-name="ce2" table:formula="of:=AVERAGE(INDIRECT(CONCATENATE([.T$1];[.$I14];&quot;:&quot;;[.T$1];[.$J14])))" office:value-type="float" office:value="4804.6">
            <text:p>4805</text:p>
          </table:table-cell>
          <table:table-cell/>
          <table:table-cell office:value-type="float" office:value="2228224">
            <text:p>2228224</text:p>
          </table:table-cell>
          <table:table-cell table:style-name="ce2" office:value-type="float" office:value="535751.929528364">
            <text:p>535752</text:p>
          </table:table-cell>
          <table:table-cell/>
          <table:table-cell table:formula="of:=[.N14]/[.V14]" office:value-type="float" office:value="0.00000000516544117647059">
            <text:p>5.16544117647059E-009</text:p>
          </table:table-cell>
          <table:table-cell table:formula="of:=[.O14]/[.W14]" office:value-type="float" office:value="0.00000000775818764415658">
            <text:p>7.75818764415658E-009</text:p>
          </table:table-cell>
          <table:table-cell/>
          <table:table-cell table:formula="of:=[.S14]/[.$L14]" office:value-type="float" office:value="0.172796630859375">
            <text:p>0.1727966309</text:p>
          </table:table-cell>
          <table:table-cell table:formula="of:=[.T14]/[.$L14]" office:value-type="float" office:value="0.0366561889648437">
            <text:p>0.036656189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000012034">
            <text:p>0.000012034</text:p>
          </table:table-cell>
          <table:table-cell office:value-type="float" office:value="0.000012903">
            <text:p>0.00001290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14]+[.$J$1]" office:value-type="float" office:value="62">
            <text:p>62</text:p>
          </table:table-cell>
          <table:table-cell table:formula="of:=[.J14]+[.$J$1]" office:value-type="float" office:value="66">
            <text:p>66</text:p>
          </table:table-cell>
          <table:table-cell/>
          <table:table-cell table:formula="of:=INDIRECT(CONCATENATE([.L$1];[.$I15]))" office:value-type="float" office:value="262144">
            <text:p>262144</text:p>
          </table:table-cell>
          <table:table-cell/>
          <table:table-cell table:formula="of:=AVERAGE(INDIRECT(CONCATENATE([.N$1];[.$I15];&quot;:&quot;;[.N$1];[.$J15])))" office:value-type="float" office:value="0.02763308">
            <text:p>0.02763308</text:p>
          </table:table-cell>
          <table:table-cell table:formula="of:=AVERAGE(INDIRECT(CONCATENATE([.O$1];[.$I15];&quot;:&quot;;[.O$1];[.$J15])))" office:value-type="float" office:value="0.00833416">
            <text:p>0.00833416</text:p>
          </table:table-cell>
          <table:table-cell/>
          <table:table-cell table:formula="of:=[.N15]/[.O15]" office:value-type="float" office:value="3.31564068844371">
            <text:p>3.3156406884</text:p>
          </table:table-cell>
          <table:table-cell/>
          <table:table-cell table:style-name="ce2" table:formula="of:=AVERAGE(INDIRECT(CONCATENATE([.S$1];[.$I15];&quot;:&quot;;[.S$1];[.$J15])))" office:value-type="float" office:value="50038.6">
            <text:p>50039</text:p>
          </table:table-cell>
          <table:table-cell table:style-name="ce2" table:formula="of:=AVERAGE(INDIRECT(CONCATENATE([.T$1];[.$I15];&quot;:&quot;;[.T$1];[.$J15])))" office:value-type="float" office:value="9265.6">
            <text:p>9266</text:p>
          </table:table-cell>
          <table:table-cell/>
          <table:table-cell office:value-type="float" office:value="4718592">
            <text:p>4718592</text:p>
          </table:table-cell>
          <table:table-cell table:style-name="ce2" office:value-type="float" office:value="1093120.81957809">
            <text:p>1093121</text:p>
          </table:table-cell>
          <table:table-cell/>
          <table:table-cell table:formula="of:=[.N15]/[.V15]" office:value-type="float" office:value="0.00000000585621303982205">
            <text:p>5.85621303982205E-009</text:p>
          </table:table-cell>
          <table:table-cell table:formula="of:=[.O15]/[.W15]" office:value-type="float" office:value="0.000000007624189248556">
            <text:p>7.624189248556E-009</text:p>
          </table:table-cell>
          <table:table-cell/>
          <table:table-cell table:formula="of:=[.S15]/[.$L15]" office:value-type="float" office:value="0.190882110595703">
            <text:p>0.1908821106</text:p>
          </table:table-cell>
          <table:table-cell table:formula="of:=[.T15]/[.$L15]" office:value-type="float" office:value="0.035345458984375">
            <text:p>0.035345459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0.000010839">
            <text:p>0.000010839</text:p>
          </table:table-cell>
          <table:table-cell office:value-type="float" office:value="0.000012812">
            <text:p>0.00001281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15]+[.$J$1]" office:value-type="float" office:value="67">
            <text:p>67</text:p>
          </table:table-cell>
          <table:table-cell table:formula="of:=[.J15]+[.$J$1]" office:value-type="float" office:value="71">
            <text:p>71</text:p>
          </table:table-cell>
          <table:table-cell/>
          <table:table-cell table:formula="of:=INDIRECT(CONCATENATE([.L$1];[.$I16]))" office:value-type="float" office:value="524288">
            <text:p>524288</text:p>
          </table:table-cell>
          <table:table-cell/>
          <table:table-cell table:formula="of:=AVERAGE(INDIRECT(CONCATENATE([.N$1];[.$I16];&quot;:&quot;;[.N$1];[.$J16])))" office:value-type="float" office:value="0.06266844">
            <text:p>0.06266844</text:p>
          </table:table-cell>
          <table:table-cell table:formula="of:=AVERAGE(INDIRECT(CONCATENATE([.O$1];[.$I16];&quot;:&quot;;[.O$1];[.$J16])))" office:value-type="float" office:value="0.01665908">
            <text:p>0.01665908</text:p>
          </table:table-cell>
          <table:table-cell/>
          <table:table-cell table:formula="of:=[.N16]/[.O16]" office:value-type="float" office:value="3.76181877990861">
            <text:p>3.7618187799</text:p>
          </table:table-cell>
          <table:table-cell/>
          <table:table-cell table:style-name="ce2" table:formula="of:=AVERAGE(INDIRECT(CONCATENATE([.S$1];[.$I16];&quot;:&quot;;[.S$1];[.$J16])))" office:value-type="float" office:value="92214.6">
            <text:p>92215</text:p>
          </table:table-cell>
          <table:table-cell table:style-name="ce2" table:formula="of:=AVERAGE(INDIRECT(CONCATENATE([.T$1];[.$I16];&quot;:&quot;;[.T$1];[.$J16])))" office:value-type="float" office:value="17963.2">
            <text:p>17963</text:p>
          </table:table-cell>
          <table:table-cell/>
          <table:table-cell office:value-type="float" office:value="9961472">
            <text:p>9961472</text:p>
          </table:table-cell>
          <table:table-cell table:style-name="ce2" office:value-type="float" office:value="2227137.42016831">
            <text:p>2227137</text:p>
          </table:table-cell>
          <table:table-cell/>
          <table:table-cell table:formula="of:=[.N16]/[.V16]" office:value-type="float" office:value="0.00000000629108228181538">
            <text:p>6.29108228181538E-009</text:p>
          </table:table-cell>
          <table:table-cell table:formula="of:=[.O16]/[.W16]" office:value-type="float" office:value="0.00000000748004135224895">
            <text:p>7.48004135224895E-009</text:p>
          </table:table-cell>
          <table:table-cell/>
          <table:table-cell table:formula="of:=[.S16]/[.$L16]" office:value-type="float" office:value="0.175885391235352">
            <text:p>0.1758853912</text:p>
          </table:table-cell>
          <table:table-cell table:formula="of:=[.T16]/[.$L16]" office:value-type="float" office:value="0.0342620849609375">
            <text:p>0.034262085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000044418">
            <text:p>0.000044418</text:p>
          </table:table-cell>
          <table:table-cell office:value-type="float" office:value="0.000025318">
            <text:p>0.00002531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16]+[.$J$1]" office:value-type="float" office:value="72">
            <text:p>72</text:p>
          </table:table-cell>
          <table:table-cell table:formula="of:=[.J16]+[.$J$1]" office:value-type="float" office:value="76">
            <text:p>76</text:p>
          </table:table-cell>
          <table:table-cell/>
          <table:table-cell table:formula="of:=INDIRECT(CONCATENATE([.L$1];[.$I17]))" office:value-type="float" office:value="1048576">
            <text:p>1048576</text:p>
          </table:table-cell>
          <table:table-cell/>
          <table:table-cell table:formula="of:=AVERAGE(INDIRECT(CONCATENATE([.N$1];[.$I17];&quot;:&quot;;[.N$1];[.$J17])))" office:value-type="float" office:value="0.1503776">
            <text:p>0.1503776</text:p>
          </table:table-cell>
          <table:table-cell table:formula="of:=AVERAGE(INDIRECT(CONCATENATE([.O$1];[.$I17];&quot;:&quot;;[.O$1];[.$J17])))" office:value-type="float" office:value="0.03334408">
            <text:p>0.03334408</text:p>
          </table:table-cell>
          <table:table-cell/>
          <table:table-cell table:formula="of:=[.N17]/[.O17]" office:value-type="float" office:value="4.50987401661704">
            <text:p>4.5098740166</text:p>
          </table:table-cell>
          <table:table-cell/>
          <table:table-cell table:style-name="ce2" table:formula="of:=AVERAGE(INDIRECT(CONCATENATE([.S$1];[.$I17];&quot;:&quot;;[.S$1];[.$J17])))" office:value-type="float" office:value="185278">
            <text:p>185278</text:p>
          </table:table-cell>
          <table:table-cell table:style-name="ce2" table:formula="of:=AVERAGE(INDIRECT(CONCATENATE([.T$1];[.$I17];&quot;:&quot;;[.T$1];[.$J17])))" office:value-type="float" office:value="22044">
            <text:p>22044</text:p>
          </table:table-cell>
          <table:table-cell/>
          <table:table-cell office:value-type="float" office:value="20971520">
            <text:p>20971520</text:p>
          </table:table-cell>
          <table:table-cell table:style-name="ce2" office:value-type="float" office:value="4531870.07402461">
            <text:p>4531870</text:p>
          </table:table-cell>
          <table:table-cell/>
          <table:table-cell table:formula="of:=[.N17]/[.V17]" office:value-type="float" office:value="0.00000000717056274414063">
            <text:p>7.17056274414063E-009</text:p>
          </table:table-cell>
          <table:table-cell table:formula="of:=[.O17]/[.W17]" office:value-type="float" office:value="0.00000000735768666253668">
            <text:p>7.35768666253668E-009</text:p>
          </table:table-cell>
          <table:table-cell/>
          <table:table-cell table:formula="of:=[.S17]/[.$L17]" office:value-type="float" office:value="0.176694869995117">
            <text:p>0.17669487</text:p>
          </table:table-cell>
          <table:table-cell table:formula="of:=[.T17]/[.$L17]" office:value-type="float" office:value="0.0210227966308594">
            <text:p>0.0210227966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000026667">
            <text:p>0.000026667</text:p>
          </table:table-cell>
          <table:table-cell office:value-type="float" office:value="0.000025428">
            <text:p>0.00002542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17]+[.$J$1]" office:value-type="float" office:value="77">
            <text:p>77</text:p>
          </table:table-cell>
          <table:table-cell table:formula="of:=[.J17]+[.$J$1]" office:value-type="float" office:value="81">
            <text:p>81</text:p>
          </table:table-cell>
          <table:table-cell/>
          <table:table-cell table:formula="of:=INDIRECT(CONCATENATE([.L$1];[.$I18]))" office:value-type="float" office:value="2097152">
            <text:p>2097152</text:p>
          </table:table-cell>
          <table:table-cell/>
          <table:table-cell table:formula="of:=AVERAGE(INDIRECT(CONCATENATE([.N$1];[.$I18];&quot;:&quot;;[.N$1];[.$J18])))" office:value-type="float" office:value="0.3655402">
            <text:p>0.3655402</text:p>
          </table:table-cell>
          <table:table-cell table:formula="of:=AVERAGE(INDIRECT(CONCATENATE([.O$1];[.$I18];&quot;:&quot;;[.O$1];[.$J18])))" office:value-type="float" office:value="0.0670884">
            <text:p>0.0670884</text:p>
          </table:table-cell>
          <table:table-cell/>
          <table:table-cell table:formula="of:=[.N18]/[.O18]" office:value-type="float" office:value="5.44863493539867">
            <text:p>5.4486349354</text:p>
          </table:table-cell>
          <table:table-cell/>
          <table:table-cell table:style-name="ce2" table:formula="of:=AVERAGE(INDIRECT(CONCATENATE([.S$1];[.$I18];&quot;:&quot;;[.S$1];[.$J18])))" office:value-type="float" office:value="575267.2">
            <text:p>575267</text:p>
          </table:table-cell>
          <table:table-cell table:style-name="ce2" table:formula="of:=AVERAGE(INDIRECT(CONCATENATE([.T$1];[.$I18];&quot;:&quot;;[.T$1];[.$J18])))" office:value-type="float" office:value="45009.8">
            <text:p>45010</text:p>
          </table:table-cell>
          <table:table-cell/>
          <table:table-cell office:value-type="float" office:value="44040192">
            <text:p>44040192</text:p>
          </table:table-cell>
          <table:table-cell table:style-name="ce2" office:value-type="float" office:value="9211357.26781532">
            <text:p>9211357</text:p>
          </table:table-cell>
          <table:table-cell/>
          <table:table-cell table:formula="of:=[.N18]/[.V18]" office:value-type="float" office:value="0.00000000830015000842866">
            <text:p>8.30015000842866E-009</text:p>
          </table:table-cell>
          <table:table-cell table:formula="of:=[.O18]/[.W18]" office:value-type="float" office:value="0.00000000728322635301622">
            <text:p>7.28322635301622E-009</text:p>
          </table:table-cell>
          <table:table-cell/>
          <table:table-cell table:formula="of:=[.S18]/[.$L18]" office:value-type="float" office:value="0.274308776855469">
            <text:p>0.2743087769</text:p>
          </table:table-cell>
          <table:table-cell table:formula="of:=[.T18]/[.$L18]" office:value-type="float" office:value="0.021462345123291">
            <text:p>0.0214623451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000036046">
            <text:p>0.000036046</text:p>
          </table:table-cell>
          <table:table-cell office:value-type="float" office:value="0.000039997">
            <text:p>0.000039997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18]+[.$J$1]" office:value-type="float" office:value="82">
            <text:p>82</text:p>
          </table:table-cell>
          <table:table-cell table:formula="of:=[.J18]+[.$J$1]" office:value-type="float" office:value="86">
            <text:p>86</text:p>
          </table:table-cell>
          <table:table-cell/>
          <table:table-cell table:formula="of:=INDIRECT(CONCATENATE([.L$1];[.$I19]))" office:value-type="float" office:value="4194304">
            <text:p>4194304</text:p>
          </table:table-cell>
          <table:table-cell/>
          <table:table-cell table:formula="of:=AVERAGE(INDIRECT(CONCATENATE([.N$1];[.$I19];&quot;:&quot;;[.N$1];[.$J19])))" office:value-type="float" office:value="0.8910252">
            <text:p>0.8910252</text:p>
          </table:table-cell>
          <table:table-cell table:formula="of:=AVERAGE(INDIRECT(CONCATENATE([.O$1];[.$I19];&quot;:&quot;;[.O$1];[.$J19])))" office:value-type="float" office:value="0.1348192">
            <text:p>0.1348192</text:p>
          </table:table-cell>
          <table:table-cell/>
          <table:table-cell table:formula="of:=[.N19]/[.O19]" office:value-type="float" office:value="6.60903788184472">
            <text:p>6.6090378818</text:p>
          </table:table-cell>
          <table:table-cell/>
          <table:table-cell table:style-name="ce2" table:formula="of:=AVERAGE(INDIRECT(CONCATENATE([.S$1];[.$I19];&quot;:&quot;;[.S$1];[.$J19])))" office:value-type="float" office:value="1161432">
            <text:p>1161432</text:p>
          </table:table-cell>
          <table:table-cell table:style-name="ce2" table:formula="of:=AVERAGE(INDIRECT(CONCATENATE([.T$1];[.$I19];&quot;:&quot;;[.T$1];[.$J19])))" office:value-type="float" office:value="84074.6">
            <text:p>84075</text:p>
          </table:table-cell>
          <table:table-cell/>
          <table:table-cell office:value-type="float" office:value="92274688">
            <text:p>92274688</text:p>
          </table:table-cell>
          <table:table-cell table:style-name="ce2" office:value-type="float" office:value="18704211.8757769">
            <text:p>18704212</text:p>
          </table:table-cell>
          <table:table-cell/>
          <table:table-cell table:formula="of:=[.N19]/[.V19]" office:value-type="float" office:value="0.00000000965622555125843">
            <text:p>9.65622555125843E-009</text:p>
          </table:table-cell>
          <table:table-cell table:formula="of:=[.O19]/[.W19]" office:value-type="float" office:value="0.00000000720795941017965">
            <text:p>7.20795941017965E-009</text:p>
          </table:table-cell>
          <table:table-cell/>
          <table:table-cell table:formula="of:=[.S19]/[.$L19]" office:value-type="float" office:value="0.276906967163086">
            <text:p>0.2769069672</text:p>
          </table:table-cell>
          <table:table-cell table:formula="of:=[.T19]/[.$L19]" office:value-type="float" office:value="0.0200449466705322">
            <text:p>0.0200449467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000043957">
            <text:p>0.000043957</text:p>
          </table:table-cell>
          <table:table-cell office:value-type="float" office:value="0.000026342">
            <text:p>0.00002634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19]+[.$J$1]" office:value-type="float" office:value="87">
            <text:p>87</text:p>
          </table:table-cell>
          <table:table-cell table:formula="of:=[.J19]+[.$J$1]" office:value-type="float" office:value="91">
            <text:p>91</text:p>
          </table:table-cell>
          <table:table-cell/>
          <table:table-cell table:formula="of:=INDIRECT(CONCATENATE([.L$1];[.$I20]))" office:value-type="float" office:value="8388608">
            <text:p>8388608</text:p>
          </table:table-cell>
          <table:table-cell/>
          <table:table-cell table:formula="of:=AVERAGE(INDIRECT(CONCATENATE([.N$1];[.$I20];&quot;:&quot;;[.N$1];[.$J20])))" office:value-type="float" office:value="1.931362">
            <text:p>1.931362</text:p>
          </table:table-cell>
          <table:table-cell table:formula="of:=AVERAGE(INDIRECT(CONCATENATE([.O$1];[.$I20];&quot;:&quot;;[.O$1];[.$J20])))" office:value-type="float" office:value="0.2660436">
            <text:p>0.2660436</text:p>
          </table:table-cell>
          <table:table-cell/>
          <table:table-cell table:formula="of:=[.N20]/[.O20]" office:value-type="float" office:value="7.2595694840996">
            <text:p>7.2595694841</text:p>
          </table:table-cell>
          <table:table-cell/>
          <table:table-cell table:style-name="ce2" table:formula="of:=AVERAGE(INDIRECT(CONCATENATE([.S$1];[.$I20];&quot;:&quot;;[.S$1];[.$J20])))" office:value-type="float" office:value="2240010">
            <text:p>2240010</text:p>
          </table:table-cell>
          <table:table-cell table:style-name="ce2" table:formula="of:=AVERAGE(INDIRECT(CONCATENATE([.T$1];[.$I20];&quot;:&quot;;[.T$1];[.$J20])))" office:value-type="float" office:value="158001">
            <text:p>158001</text:p>
          </table:table-cell>
          <table:table-cell/>
          <table:table-cell office:value-type="float" office:value="192937984">
            <text:p>192937984</text:p>
          </table:table-cell>
          <table:table-cell table:style-name="ce2" office:value-type="float" office:value="37946388.0130755">
            <text:p>37946388</text:p>
          </table:table-cell>
          <table:table-cell/>
          <table:table-cell table:formula="of:=[.N20]/[.V20]" office:value-type="float" office:value="0.0000000100102735602337">
            <text:p>0.00000001</text:p>
          </table:table-cell>
          <table:table-cell table:formula="of:=[.O20]/[.W20]" office:value-type="float" office:value="0.00000000701103883479838">
            <text:p>0.000000007</text:p>
          </table:table-cell>
          <table:table-cell/>
          <table:table-cell table:formula="of:=[.S20]/[.$L20]" office:value-type="float" office:value="0.267030000686645">
            <text:p>0.2670300007</text:p>
          </table:table-cell>
          <table:table-cell table:formula="of:=[.T20]/[.$L20]" office:value-type="float" office:value="0.018835186958313">
            <text:p>0.018835187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0.000025378">
            <text:p>0.000025378</text:p>
          </table:table-cell>
          <table:table-cell office:value-type="float" office:value="0.000025662">
            <text:p>0.00002566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20]+[.$J$1]" office:value-type="float" office:value="92">
            <text:p>92</text:p>
          </table:table-cell>
          <table:table-cell table:formula="of:=[.J20]+[.$J$1]" office:value-type="float" office:value="96">
            <text:p>96</text:p>
          </table:table-cell>
          <table:table-cell/>
          <table:table-cell table:formula="of:=INDIRECT(CONCATENATE([.L$1];[.$I21]))" office:value-type="float" office:value="16777216">
            <text:p>16777216</text:p>
          </table:table-cell>
          <table:table-cell/>
          <table:table-cell table:formula="of:=AVERAGE(INDIRECT(CONCATENATE([.N$1];[.$I21];&quot;:&quot;;[.N$1];[.$J21])))" office:value-type="float" office:value="4.538382">
            <text:p>4.538382</text:p>
          </table:table-cell>
          <table:table-cell table:formula="of:=AVERAGE(INDIRECT(CONCATENATE([.O$1];[.$I21];&quot;:&quot;;[.O$1];[.$J21])))" office:value-type="float" office:value="0.5330144">
            <text:p>0.5330144</text:p>
          </table:table-cell>
          <table:table-cell/>
          <table:table-cell table:formula="of:=[.N21]/[.O21]" office:value-type="float" office:value="8.51455795565748">
            <text:p>8.5145579557</text:p>
          </table:table-cell>
          <table:table-cell/>
          <table:table-cell table:style-name="ce2" table:formula="of:=AVERAGE(INDIRECT(CONCATENATE([.S$1];[.$I21];&quot;:&quot;;[.S$1];[.$J21])))" office:value-type="float" office:value="4976112">
            <text:p>4976112</text:p>
          </table:table-cell>
          <table:table-cell table:style-name="ce2" table:formula="of:=AVERAGE(INDIRECT(CONCATENATE([.T$1];[.$I21];&quot;:&quot;;[.T$1];[.$J21])))" office:value-type="float" office:value="194576.2">
            <text:p>194576</text:p>
          </table:table-cell>
          <table:table-cell/>
          <table:table-cell office:value-type="float" office:value="402653184">
            <text:p>402653184</text:p>
          </table:table-cell>
          <table:table-cell table:style-name="ce2" office:value-type="float" office:value="76922906.226499">
            <text:p>76922906</text:p>
          </table:table-cell>
          <table:table-cell/>
          <table:table-cell table:formula="of:=[.N21]/[.V21]" office:value-type="float" office:value="0.0000000112711936235428">
            <text:p>1.12711936235428E-008</text:p>
          </table:table-cell>
          <table:table-cell table:formula="of:=[.O21]/[.W21]" office:value-type="float" office:value="0.00000000692920257628518">
            <text:p>6.92920257628518E-009</text:p>
          </table:table-cell>
          <table:table-cell/>
          <table:table-cell table:formula="of:=[.S21]/[.$L21]" office:value-type="float" office:value="0.296599388122559">
            <text:p>0.2965993881</text:p>
          </table:table-cell>
          <table:table-cell table:formula="of:=[.T21]/[.$L21]" office:value-type="float" office:value="0.0115976452827454">
            <text:p>0.0115976453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0.000064316">
            <text:p>0.000064316</text:p>
          </table:table-cell>
          <table:table-cell office:value-type="float" office:value="0.000074043">
            <text:p>0.000074043</text:p>
          </table:table-cell>
          <table:table-cell office:value-type="float" office:value="69">
            <text:p>69</text:p>
          </table:table-cell>
          <table:table-cell office:value-type="float" office:value="14">
            <text:p>14</text:p>
          </table:table-cell>
          <table:table-cell office:value-type="string">
            <text:p><text:s/></text:p>
          </table:table-cell>
          <table:table-cell table:number-columns-repeated="2"/>
          <table:table-cell table:style-name="ce1" table:formula="of:=[.I21]+[.$J$1]" office:value-type="float" office:value="97">
            <text:p>97</text:p>
          </table:table-cell>
          <table:table-cell table:formula="of:=[.J21]+[.$J$1]" office:value-type="float" office:value="101">
            <text:p>101</text:p>
          </table:table-cell>
          <table:table-cell table:formula="of:=2^25" office:value-type="float" office:value="33554432">
            <text:p>33554432</text:p>
          </table:table-cell>
          <table:table-cell table:formula="of:=INDIRECT(CONCATENATE([.L$1];[.$I22]))" office:value-type="float" office:value="33554432">
            <text:p>33554432</text:p>
          </table:table-cell>
          <table:table-cell/>
          <table:table-cell table:formula="of:=AVERAGE(INDIRECT(CONCATENATE([.N$1];[.$I22];&quot;:&quot;;[.N$1];[.$J22])))" office:value-type="float" office:value="9.084014">
            <text:p>9.084014</text:p>
          </table:table-cell>
          <table:table-cell table:formula="of:=AVERAGE(INDIRECT(CONCATENATE([.O$1];[.$I22];&quot;:&quot;;[.O$1];[.$J22])))" office:value-type="float" office:value="1.064036">
            <text:p>1.064036</text:p>
          </table:table-cell>
          <table:table-cell/>
          <table:table-cell table:formula="of:=[.N22]/[.O22]" office:value-type="float" office:value="8.5373182862234">
            <text:p>8.5373182862</text:p>
          </table:table-cell>
          <table:table-cell/>
          <table:table-cell table:style-name="ce2" table:formula="of:=AVERAGE(INDIRECT(CONCATENATE([.S$1];[.$I22];&quot;:&quot;;[.S$1];[.$J22])))" office:value-type="float" office:value="7041538">
            <text:p>7041538</text:p>
          </table:table-cell>
          <table:table-cell table:style-name="ce2" table:formula="of:=AVERAGE(INDIRECT(CONCATENATE([.T$1];[.$I22];&quot;:&quot;;[.T$1];[.$J22])))" office:value-type="float" office:value="373334">
            <text:p>373334</text:p>
          </table:table-cell>
          <table:table-cell/>
          <table:table-cell office:value-type="float" office:value="838860800">
            <text:p>838860800</text:p>
          </table:table-cell>
          <table:table-cell table:style-name="ce2" office:value-type="float" office:value="155821956.737575">
            <text:p>155821957</text:p>
          </table:table-cell>
          <table:table-cell/>
          <table:table-cell table:formula="of:=[.N22]/[.V22]" office:value-type="float" office:value="0.0000000108289885520935">
            <text:p>1.08289885520935E-008</text:p>
          </table:table-cell>
          <table:table-cell table:formula="of:=[.O22]/[.W22]" office:value-type="float" office:value="0.00000000682853701928528">
            <text:p>6.82853701928528E-009</text:p>
          </table:table-cell>
          <table:table-cell/>
          <table:table-cell table:formula="of:=[.S22]/[.$L22]" office:value-type="float" office:value="0.209854185581207">
            <text:p>0.2098541856</text:p>
          </table:table-cell>
          <table:table-cell table:formula="of:=[.T22]/[.$L22]" office:value-type="float" office:value="0.0111262202262878">
            <text:p>0.0111262202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0.000059417">
            <text:p>0.000059417</text:p>
          </table:table-cell>
          <table:table-cell office:value-type="float" office:value="0.00005118">
            <text:p>0.0000511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0.000058242">
            <text:p>0.000058242</text:p>
          </table:table-cell>
          <table:table-cell office:value-type="float" office:value="0.000050932">
            <text:p>0.0000509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0.00005699">
            <text:p>0.00005699</text:p>
          </table:table-cell>
          <table:table-cell office:value-type="float" office:value="0.000050895">
            <text:p>0.00005089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0.000056647">
            <text:p>0.000056647</text:p>
          </table:table-cell>
          <table:table-cell office:value-type="float" office:value="0.000050899">
            <text:p>0.00005089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0.000140713">
            <text:p>0.000140713</text:p>
          </table:table-cell>
          <table:table-cell office:value-type="float" office:value="0.000164599">
            <text:p>0.000164599</text:p>
          </table:table-cell>
          <table:table-cell office:value-type="float" office:value="177">
            <text:p>177</text:p>
          </table:table-cell>
          <table:table-cell office:value-type="float" office:value="7">
            <text:p>7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0.000138633">
            <text:p>0.000138633</text:p>
          </table:table-cell>
          <table:table-cell office:value-type="float" office:value="0.000108705">
            <text:p>0.00010870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0.000126054">
            <text:p>0.000126054</text:p>
          </table:table-cell>
          <table:table-cell office:value-type="float" office:value="0.000101574">
            <text:p>0.0001015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0.000104785">
            <text:p>0.000104785</text:p>
          </table:table-cell>
          <table:table-cell office:value-type="float" office:value="0.000039579">
            <text:p>0.00003957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0.000048296">
            <text:p>0.000048296</text:p>
          </table:table-cell>
          <table:table-cell office:value-type="float" office:value="0.000039061">
            <text:p>0.00003906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0.000103584">
            <text:p>0.000103584</text:p>
          </table:table-cell>
          <table:table-cell office:value-type="float" office:value="0.000078121">
            <text:p>0.000078121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0.000099527">
            <text:p>0.000099527</text:p>
          </table:table-cell>
          <table:table-cell office:value-type="float" office:value="0.000075362">
            <text:p>0.00007536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0.000098648">
            <text:p>0.000098648</text:p>
          </table:table-cell>
          <table:table-cell office:value-type="float" office:value="0.000075549">
            <text:p>0.00007554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0.000096038">
            <text:p>0.000096038</text:p>
          </table:table-cell>
          <table:table-cell office:value-type="float" office:value="0.000073128">
            <text:p>0.00007312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0.000096086">
            <text:p>0.000096086</text:p>
          </table:table-cell>
          <table:table-cell office:value-type="float" office:value="0.000073213">
            <text:p>0.00007321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0.000274419">
            <text:p>0.000274419</text:p>
          </table:table-cell>
          <table:table-cell office:value-type="float" office:value="0.000160888">
            <text:p>0.000160888</text:p>
          </table:table-cell>
          <table:table-cell office:value-type="float" office:value="679">
            <text:p>679</text:p>
          </table:table-cell>
          <table:table-cell office:value-type="float" office:value="5">
            <text:p>5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0.000237448">
            <text:p>0.000237448</text:p>
          </table:table-cell>
          <table:table-cell office:value-type="float" office:value="0.000150792">
            <text:p>0.0001507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0.000241314">
            <text:p>0.000241314</text:p>
          </table:table-cell>
          <table:table-cell office:value-type="float" office:value="0.000184209">
            <text:p>0.000184209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0.000240022">
            <text:p>0.000240022</text:p>
          </table:table-cell>
          <table:table-cell office:value-type="float" office:value="0.000150839">
            <text:p>0.00015083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0.000241205">
            <text:p>0.000241205</text:p>
          </table:table-cell>
          <table:table-cell office:value-type="float" office:value="0.00014628">
            <text:p>0.0001462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0.000579039">
            <text:p>0.000579039</text:p>
          </table:table-cell>
          <table:table-cell office:value-type="float" office:value="0.000292571">
            <text:p>0.000292571</text:p>
          </table:table-cell>
          <table:table-cell office:value-type="float" office:value="325">
            <text:p>325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0.000612949">
            <text:p>0.000612949</text:p>
          </table:table-cell>
          <table:table-cell office:value-type="float" office:value="0.000318913">
            <text:p>0.000318913</text:p>
          </table:table-cell>
          <table:table-cell office:value-type="float" office:value="1225">
            <text:p>1225</text:p>
          </table:table-cell>
          <table:table-cell office:value-type="float" office:value="219">
            <text:p>219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0.000569073">
            <text:p>0.000569073</text:p>
          </table:table-cell>
          <table:table-cell office:value-type="float" office:value="0.000292646">
            <text:p>0.00029264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0.00058348">
            <text:p>0.00058348</text:p>
          </table:table-cell>
          <table:table-cell office:value-type="float" office:value="0.000302029">
            <text:p>0.00030202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0.000647801">
            <text:p>0.000647801</text:p>
          </table:table-cell>
          <table:table-cell office:value-type="float" office:value="0.000305067">
            <text:p>0.00030506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0.00163892">
            <text:p>0.00163892</text:p>
          </table:table-cell>
          <table:table-cell office:value-type="float" office:value="0.000620692">
            <text:p>0.000620692</text:p>
          </table:table-cell>
          <table:table-cell office:value-type="float" office:value="1085">
            <text:p>1085</text:p>
          </table:table-cell>
          <table:table-cell office:value-type="float" office:value="38">
            <text:p>38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0.00172654">
            <text:p>0.00172654</text:p>
          </table:table-cell>
          <table:table-cell office:value-type="float" office:value="0.000606037">
            <text:p>0.000606037</text:p>
          </table:table-cell>
          <table:table-cell office:value-type="float" office:value="844">
            <text:p>844</text:p>
          </table:table-cell>
          <table:table-cell office:value-type="float" office:value="88">
            <text:p>88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0.00176204">
            <text:p>0.00176204</text:p>
          </table:table-cell>
          <table:table-cell office:value-type="float" office:value="0.000599738">
            <text:p>0.000599738</text:p>
          </table:table-cell>
          <table:table-cell office:value-type="float" office:value="262">
            <text:p>262</text:p>
          </table:table-cell>
          <table:table-cell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0.00151807">
            <text:p>0.00151807</text:p>
          </table:table-cell>
          <table:table-cell office:value-type="float" office:value="0.000616094">
            <text:p>0.000616094</text:p>
          </table:table-cell>
          <table:table-cell office:value-type="float" office:value="234">
            <text:p>234</text:p>
          </table:table-cell>
          <table:table-cell office:value-type="float" office:value="4">
            <text:p>4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0.00169706">
            <text:p>0.00169706</text:p>
          </table:table-cell>
          <table:table-cell office:value-type="float" office:value="0.000581513">
            <text:p>0.000581513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0.00491751">
            <text:p>0.00491751</text:p>
          </table:table-cell>
          <table:table-cell office:value-type="float" office:value="0.00207203">
            <text:p>0.00207203</text:p>
          </table:table-cell>
          <table:table-cell office:value-type="float" office:value="8763">
            <text:p>8763</text:p>
          </table:table-cell>
          <table:table-cell office:value-type="float" office:value="1633">
            <text:p>1633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0.00485104">
            <text:p>0.00485104</text:p>
          </table:table-cell>
          <table:table-cell office:value-type="float" office:value="0.00207047">
            <text:p>0.00207047</text:p>
          </table:table-cell>
          <table:table-cell office:value-type="float" office:value="5650">
            <text:p>5650</text:p>
          </table:table-cell>
          <table:table-cell office:value-type="float" office:value="1562">
            <text:p>1562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0.00473945">
            <text:p>0.00473945</text:p>
          </table:table-cell>
          <table:table-cell office:value-type="float" office:value="0.00209188">
            <text:p>0.00209188</text:p>
          </table:table-cell>
          <table:table-cell office:value-type="float" office:value="5231">
            <text:p>5231</text:p>
          </table:table-cell>
          <table:table-cell office:value-type="float" office:value="1698">
            <text:p>1698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0.00449831">
            <text:p>0.00449831</text:p>
          </table:table-cell>
          <table:table-cell office:value-type="float" office:value="0.00206363">
            <text:p>0.00206363</text:p>
          </table:table-cell>
          <table:table-cell office:value-type="float" office:value="5251">
            <text:p>5251</text:p>
          </table:table-cell>
          <table:table-cell office:value-type="float" office:value="1535">
            <text:p>1535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0.00448979">
            <text:p>0.00448979</text:p>
          </table:table-cell>
          <table:table-cell office:value-type="float" office:value="0.00206366">
            <text:p>0.00206366</text:p>
          </table:table-cell>
          <table:table-cell office:value-type="float" office:value="5211">
            <text:p>5211</text:p>
          </table:table-cell>
          <table:table-cell office:value-type="float" office:value="1521">
            <text:p>1521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0.011362">
            <text:p>0.011362</text:p>
          </table:table-cell>
          <table:table-cell office:value-type="float" office:value="0.00415492">
            <text:p>0.00415492</text:p>
          </table:table-cell>
          <table:table-cell office:value-type="float" office:value="27510">
            <text:p>27510</text:p>
          </table:table-cell>
          <table:table-cell office:value-type="float" office:value="4858">
            <text:p>4858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0.0117902">
            <text:p>0.0117902</text:p>
          </table:table-cell>
          <table:table-cell office:value-type="float" office:value="0.00414983">
            <text:p>0.00414983</text:p>
          </table:table-cell>
          <table:table-cell office:value-type="float" office:value="21884">
            <text:p>21884</text:p>
          </table:table-cell>
          <table:table-cell office:value-type="float" office:value="4802">
            <text:p>4802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0.011813">
            <text:p>0.011813</text:p>
          </table:table-cell>
          <table:table-cell office:value-type="float" office:value="0.00415294">
            <text:p>0.00415294</text:p>
          </table:table-cell>
          <table:table-cell office:value-type="float" office:value="21170">
            <text:p>21170</text:p>
          </table:table-cell>
          <table:table-cell office:value-type="float" office:value="4911">
            <text:p>4911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0.0113098">
            <text:p>0.0113098</text:p>
          </table:table-cell>
          <table:table-cell office:value-type="float" office:value="0.00415428">
            <text:p>0.00415428</text:p>
          </table:table-cell>
          <table:table-cell office:value-type="float" office:value="21719">
            <text:p>21719</text:p>
          </table:table-cell>
          <table:table-cell office:value-type="float" office:value="4708">
            <text:p>4708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0.0112738">
            <text:p>0.0112738</text:p>
          </table:table-cell>
          <table:table-cell office:value-type="float" office:value="0.00417035">
            <text:p>0.00417035</text:p>
          </table:table-cell>
          <table:table-cell office:value-type="float" office:value="20961">
            <text:p>20961</text:p>
          </table:table-cell>
          <table:table-cell office:value-type="float" office:value="4744">
            <text:p>4744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0.0279971">
            <text:p>0.0279971</text:p>
          </table:table-cell>
          <table:table-cell office:value-type="float" office:value="0.0083196">
            <text:p>0.0083196</text:p>
          </table:table-cell>
          <table:table-cell office:value-type="float" office:value="53285">
            <text:p>53285</text:p>
          </table:table-cell>
          <table:table-cell office:value-type="float" office:value="9256">
            <text:p>9256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0.03011">
            <text:p>0.03011</text:p>
          </table:table-cell>
          <table:table-cell office:value-type="float" office:value="0.00831867">
            <text:p>0.00831867</text:p>
          </table:table-cell>
          <table:table-cell office:value-type="float" office:value="49220">
            <text:p>49220</text:p>
          </table:table-cell>
          <table:table-cell office:value-type="float" office:value="9162">
            <text:p>9162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0.0280051">
            <text:p>0.0280051</text:p>
          </table:table-cell>
          <table:table-cell office:value-type="float" office:value="0.00833562">
            <text:p>0.00833562</text:p>
          </table:table-cell>
          <table:table-cell office:value-type="float" office:value="49215">
            <text:p>49215</text:p>
          </table:table-cell>
          <table:table-cell office:value-type="float" office:value="9216">
            <text:p>9216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0.025947">
            <text:p>0.025947</text:p>
          </table:table-cell>
          <table:table-cell office:value-type="float" office:value="0.0083385">
            <text:p>0.0083385</text:p>
          </table:table-cell>
          <table:table-cell office:value-type="float" office:value="49215">
            <text:p>49215</text:p>
          </table:table-cell>
          <table:table-cell office:value-type="float" office:value="9358">
            <text:p>9358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0.0261062">
            <text:p>0.0261062</text:p>
          </table:table-cell>
          <table:table-cell office:value-type="float" office:value="0.00835841">
            <text:p>0.00835841</text:p>
          </table:table-cell>
          <table:table-cell office:value-type="float" office:value="49258">
            <text:p>49258</text:p>
          </table:table-cell>
          <table:table-cell office:value-type="float" office:value="9336">
            <text:p>9336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0.0643263">
            <text:p>0.0643263</text:p>
          </table:table-cell>
          <table:table-cell office:value-type="float" office:value="0.0166234">
            <text:p>0.0166234</text:p>
          </table:table-cell>
          <table:table-cell office:value-type="float" office:value="90939">
            <text:p>90939</text:p>
          </table:table-cell>
          <table:table-cell office:value-type="float" office:value="17843">
            <text:p>17843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0.0713723">
            <text:p>0.0713723</text:p>
          </table:table-cell>
          <table:table-cell office:value-type="float" office:value="0.0166594">
            <text:p>0.0166594</text:p>
          </table:table-cell>
          <table:table-cell office:value-type="float" office:value="98184">
            <text:p>98184</text:p>
          </table:table-cell>
          <table:table-cell office:value-type="float" office:value="17826">
            <text:p>17826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0.0593424">
            <text:p>0.0593424</text:p>
          </table:table-cell>
          <table:table-cell office:value-type="float" office:value="0.0166514">
            <text:p>0.0166514</text:p>
          </table:table-cell>
          <table:table-cell office:value-type="float" office:value="90876">
            <text:p>90876</text:p>
          </table:table-cell>
          <table:table-cell office:value-type="float" office:value="18068">
            <text:p>18068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0.058813">
            <text:p>0.058813</text:p>
          </table:table-cell>
          <table:table-cell office:value-type="float" office:value="0.0166569">
            <text:p>0.0166569</text:p>
          </table:table-cell>
          <table:table-cell office:value-type="float" office:value="90530">
            <text:p>90530</text:p>
          </table:table-cell>
          <table:table-cell office:value-type="float" office:value="18184">
            <text:p>18184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0.0594882">
            <text:p>0.0594882</text:p>
          </table:table-cell>
          <table:table-cell office:value-type="float" office:value="0.0167043">
            <text:p>0.0167043</text:p>
          </table:table-cell>
          <table:table-cell office:value-type="float" office:value="90544">
            <text:p>90544</text:p>
          </table:table-cell>
          <table:table-cell office:value-type="float" office:value="17895">
            <text:p>17895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0.166627">
            <text:p>0.166627</text:p>
          </table:table-cell>
          <table:table-cell office:value-type="float" office:value="0.0340427">
            <text:p>0.0340427</text:p>
          </table:table-cell>
          <table:table-cell office:value-type="float" office:value="185045">
            <text:p>185045</text:p>
          </table:table-cell>
          <table:table-cell office:value-type="float" office:value="22415">
            <text:p>22415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0.184324">
            <text:p>0.184324</text:p>
          </table:table-cell>
          <table:table-cell office:value-type="float" office:value="0.0331383">
            <text:p>0.0331383</text:p>
          </table:table-cell>
          <table:table-cell office:value-type="float" office:value="195904">
            <text:p>195904</text:p>
          </table:table-cell>
          <table:table-cell office:value-type="float" office:value="21823">
            <text:p>21823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0.134096">
            <text:p>0.134096</text:p>
          </table:table-cell>
          <table:table-cell office:value-type="float" office:value="0.0331839">
            <text:p>0.0331839</text:p>
          </table:table-cell>
          <table:table-cell office:value-type="float" office:value="182557">
            <text:p>182557</text:p>
          </table:table-cell>
          <table:table-cell office:value-type="float" office:value="21902">
            <text:p>21902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0.133459">
            <text:p>0.133459</text:p>
          </table:table-cell>
          <table:table-cell office:value-type="float" office:value="0.0331423">
            <text:p>0.0331423</text:p>
          </table:table-cell>
          <table:table-cell office:value-type="float" office:value="181606">
            <text:p>181606</text:p>
          </table:table-cell>
          <table:table-cell office:value-type="float" office:value="21931">
            <text:p>21931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0.133382">
            <text:p>0.133382</text:p>
          </table:table-cell>
          <table:table-cell office:value-type="float" office:value="0.0332132">
            <text:p>0.0332132</text:p>
          </table:table-cell>
          <table:table-cell office:value-type="float" office:value="181278">
            <text:p>181278</text:p>
          </table:table-cell>
          <table:table-cell office:value-type="float" office:value="22149">
            <text:p>22149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2097152">
            <text:p>2097152</text:p>
          </table:table-cell>
          <table:table-cell office:value-type="float" office:value="0.419819">
            <text:p>0.419819</text:p>
          </table:table-cell>
          <table:table-cell office:value-type="float" office:value="0.0674277">
            <text:p>0.0674277</text:p>
          </table:table-cell>
          <table:table-cell office:value-type="float" office:value="574743">
            <text:p>574743</text:p>
          </table:table-cell>
          <table:table-cell office:value-type="float" office:value="45010">
            <text:p>45010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2097152">
            <text:p>2097152</text:p>
          </table:table-cell>
          <table:table-cell office:value-type="float" office:value="0.398783">
            <text:p>0.398783</text:p>
          </table:table-cell>
          <table:table-cell office:value-type="float" office:value="0.0666087">
            <text:p>0.0666087</text:p>
          </table:table-cell>
          <table:table-cell office:value-type="float" office:value="568195">
            <text:p>568195</text:p>
          </table:table-cell>
          <table:table-cell office:value-type="float" office:value="43983">
            <text:p>43983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2097152">
            <text:p>2097152</text:p>
          </table:table-cell>
          <table:table-cell office:value-type="float" office:value="0.379745">
            <text:p>0.379745</text:p>
          </table:table-cell>
          <table:table-cell office:value-type="float" office:value="0.0667903">
            <text:p>0.0667903</text:p>
          </table:table-cell>
          <table:table-cell office:value-type="float" office:value="574870">
            <text:p>574870</text:p>
          </table:table-cell>
          <table:table-cell office:value-type="float" office:value="44873">
            <text:p>44873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2097152">
            <text:p>2097152</text:p>
          </table:table-cell>
          <table:table-cell office:value-type="float" office:value="0.324085">
            <text:p>0.324085</text:p>
          </table:table-cell>
          <table:table-cell office:value-type="float" office:value="0.0672127">
            <text:p>0.0672127</text:p>
          </table:table-cell>
          <table:table-cell office:value-type="float" office:value="574748">
            <text:p>574748</text:p>
          </table:table-cell>
          <table:table-cell office:value-type="float" office:value="44039">
            <text:p>44039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2097152">
            <text:p>2097152</text:p>
          </table:table-cell>
          <table:table-cell office:value-type="float" office:value="0.305269">
            <text:p>0.305269</text:p>
          </table:table-cell>
          <table:table-cell office:value-type="float" office:value="0.0674026">
            <text:p>0.0674026</text:p>
          </table:table-cell>
          <table:table-cell office:value-type="float" office:value="583780">
            <text:p>583780</text:p>
          </table:table-cell>
          <table:table-cell office:value-type="float" office:value="47144">
            <text:p>47144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4194304">
            <text:p>4194304</text:p>
          </table:table-cell>
          <table:table-cell office:value-type="float" office:value="0.816183">
            <text:p>0.816183</text:p>
          </table:table-cell>
          <table:table-cell office:value-type="float" office:value="0.137789">
            <text:p>0.137789</text:p>
          </table:table-cell>
          <table:table-cell office:value-type="float" office:value="1126780">
            <text:p>1126780</text:p>
          </table:table-cell>
          <table:table-cell office:value-type="float" office:value="93413">
            <text:p>93413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4194304">
            <text:p>4194304</text:p>
          </table:table-cell>
          <table:table-cell office:value-type="float" office:value="0.860753">
            <text:p>0.860753</text:p>
          </table:table-cell>
          <table:table-cell office:value-type="float" office:value="0.135857">
            <text:p>0.135857</text:p>
          </table:table-cell>
          <table:table-cell office:value-type="float" office:value="1136060">
            <text:p>1136060</text:p>
          </table:table-cell>
          <table:table-cell office:value-type="float" office:value="84799">
            <text:p>84799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4194304">
            <text:p>4194304</text:p>
          </table:table-cell>
          <table:table-cell office:value-type="float" office:value="0.940381">
            <text:p>0.940381</text:p>
          </table:table-cell>
          <table:table-cell office:value-type="float" office:value="0.132734">
            <text:p>0.132734</text:p>
          </table:table-cell>
          <table:table-cell office:value-type="float" office:value="1165660">
            <text:p>1165660</text:p>
          </table:table-cell>
          <table:table-cell office:value-type="float" office:value="79446">
            <text:p>79446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4194304">
            <text:p>4194304</text:p>
          </table:table-cell>
          <table:table-cell office:value-type="float" office:value="0.91532">
            <text:p>0.91532</text:p>
          </table:table-cell>
          <table:table-cell office:value-type="float" office:value="0.134114">
            <text:p>0.134114</text:p>
          </table:table-cell>
          <table:table-cell office:value-type="float" office:value="1203240">
            <text:p>1203240</text:p>
          </table:table-cell>
          <table:table-cell office:value-type="float" office:value="80724">
            <text:p>80724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4194304">
            <text:p>4194304</text:p>
          </table:table-cell>
          <table:table-cell office:value-type="float" office:value="0.922489">
            <text:p>0.922489</text:p>
          </table:table-cell>
          <table:table-cell office:value-type="float" office:value="0.133602">
            <text:p>0.133602</text:p>
          </table:table-cell>
          <table:table-cell office:value-type="float" office:value="1175420">
            <text:p>1175420</text:p>
          </table:table-cell>
          <table:table-cell office:value-type="float" office:value="81991">
            <text:p>81991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8388608">
            <text:p>8388608</text:p>
          </table:table-cell>
          <table:table-cell office:value-type="float" office:value="1.73859">
            <text:p>1.73859</text:p>
          </table:table-cell>
          <table:table-cell office:value-type="float" office:value="0.265866">
            <text:p>0.265866</text:p>
          </table:table-cell>
          <table:table-cell office:value-type="float" office:value="2274100">
            <text:p>2274100</text:p>
          </table:table-cell>
          <table:table-cell office:value-type="float" office:value="156353">
            <text:p>156353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8388608">
            <text:p>8388608</text:p>
          </table:table-cell>
          <table:table-cell office:value-type="float" office:value="2.10314">
            <text:p>2.10314</text:p>
          </table:table-cell>
          <table:table-cell office:value-type="float" office:value="0.266513">
            <text:p>0.266513</text:p>
          </table:table-cell>
          <table:table-cell office:value-type="float" office:value="2164330">
            <text:p>2164330</text:p>
          </table:table-cell>
          <table:table-cell office:value-type="float" office:value="160941">
            <text:p>160941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8388608">
            <text:p>8388608</text:p>
          </table:table-cell>
          <table:table-cell office:value-type="float" office:value="1.98311">
            <text:p>1.98311</text:p>
          </table:table-cell>
          <table:table-cell office:value-type="float" office:value="0.265952">
            <text:p>0.265952</text:p>
          </table:table-cell>
          <table:table-cell office:value-type="float" office:value="2253380">
            <text:p>2253380</text:p>
          </table:table-cell>
          <table:table-cell office:value-type="float" office:value="157384">
            <text:p>157384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8388608">
            <text:p>8388608</text:p>
          </table:table-cell>
          <table:table-cell office:value-type="float" office:value="1.97609">
            <text:p>1.97609</text:p>
          </table:table-cell>
          <table:table-cell office:value-type="float" office:value="0.265959">
            <text:p>0.265959</text:p>
          </table:table-cell>
          <table:table-cell office:value-type="float" office:value="2255290">
            <text:p>2255290</text:p>
          </table:table-cell>
          <table:table-cell office:value-type="float" office:value="157643">
            <text:p>157643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8388608">
            <text:p>8388608</text:p>
          </table:table-cell>
          <table:table-cell office:value-type="float" office:value="1.85588">
            <text:p>1.85588</text:p>
          </table:table-cell>
          <table:table-cell office:value-type="float" office:value="0.265928">
            <text:p>0.265928</text:p>
          </table:table-cell>
          <table:table-cell office:value-type="float" office:value="2252950">
            <text:p>2252950</text:p>
          </table:table-cell>
          <table:table-cell office:value-type="float" office:value="157684">
            <text:p>157684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16777216">
            <text:p>16777216</text:p>
          </table:table-cell>
          <table:table-cell office:value-type="float" office:value="4.73137">
            <text:p>4.73137</text:p>
          </table:table-cell>
          <table:table-cell office:value-type="float" office:value="0.531481">
            <text:p>0.531481</text:p>
          </table:table-cell>
          <table:table-cell office:value-type="float" office:value="4882490">
            <text:p>4882490</text:p>
          </table:table-cell>
          <table:table-cell office:value-type="float" office:value="188367">
            <text:p>188367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16777216">
            <text:p>16777216</text:p>
          </table:table-cell>
          <table:table-cell office:value-type="float" office:value="4.44603">
            <text:p>4.44603</text:p>
          </table:table-cell>
          <table:table-cell office:value-type="float" office:value="0.538044">
            <text:p>0.538044</text:p>
          </table:table-cell>
          <table:table-cell office:value-type="float" office:value="5058280">
            <text:p>5058280</text:p>
          </table:table-cell>
          <table:table-cell office:value-type="float" office:value="224306">
            <text:p>224306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16777216">
            <text:p>16777216</text:p>
          </table:table-cell>
          <table:table-cell office:value-type="float" office:value="4.41496">
            <text:p>4.41496</text:p>
          </table:table-cell>
          <table:table-cell office:value-type="float" office:value="0.531912">
            <text:p>0.531912</text:p>
          </table:table-cell>
          <table:table-cell office:value-type="float" office:value="5006370">
            <text:p>5006370</text:p>
          </table:table-cell>
          <table:table-cell office:value-type="float" office:value="187543">
            <text:p>187543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16777216">
            <text:p>16777216</text:p>
          </table:table-cell>
          <table:table-cell office:value-type="float" office:value="4.57765">
            <text:p>4.57765</text:p>
          </table:table-cell>
          <table:table-cell office:value-type="float" office:value="0.531661">
            <text:p>0.531661</text:p>
          </table:table-cell>
          <table:table-cell office:value-type="float" office:value="4955670">
            <text:p>4955670</text:p>
          </table:table-cell>
          <table:table-cell office:value-type="float" office:value="185763">
            <text:p>185763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16777216">
            <text:p>16777216</text:p>
          </table:table-cell>
          <table:table-cell office:value-type="float" office:value="4.5219">
            <text:p>4.5219</text:p>
          </table:table-cell>
          <table:table-cell office:value-type="float" office:value="0.531974">
            <text:p>0.531974</text:p>
          </table:table-cell>
          <table:table-cell office:value-type="float" office:value="4977750">
            <text:p>4977750</text:p>
          </table:table-cell>
          <table:table-cell office:value-type="float" office:value="186902">
            <text:p>186902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33554432">
            <text:p>33554432</text:p>
          </table:table-cell>
          <table:table-cell office:value-type="float" office:value="8.99247">
            <text:p>8.99247</text:p>
          </table:table-cell>
          <table:table-cell office:value-type="float" office:value="1.06408">
            <text:p>1.06408</text:p>
          </table:table-cell>
          <table:table-cell office:value-type="float" office:value="7575690">
            <text:p>7575690</text:p>
          </table:table-cell>
          <table:table-cell office:value-type="float" office:value="375314">
            <text:p>375314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33554432">
            <text:p>33554432</text:p>
          </table:table-cell>
          <table:table-cell office:value-type="float" office:value="8.86769">
            <text:p>8.86769</text:p>
          </table:table-cell>
          <table:table-cell office:value-type="float" office:value="1.0643">
            <text:p>1.0643</text:p>
          </table:table-cell>
          <table:table-cell office:value-type="float" office:value="7539940">
            <text:p>7539940</text:p>
          </table:table-cell>
          <table:table-cell office:value-type="float" office:value="374027">
            <text:p>374027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33554432">
            <text:p>33554432</text:p>
          </table:table-cell>
          <table:table-cell office:value-type="float" office:value="9.03548">
            <text:p>9.03548</text:p>
          </table:table-cell>
          <table:table-cell office:value-type="float" office:value="1.06231">
            <text:p>1.06231</text:p>
          </table:table-cell>
          <table:table-cell office:value-type="float" office:value="6682610">
            <text:p>6682610</text:p>
          </table:table-cell>
          <table:table-cell office:value-type="float" office:value="372454">
            <text:p>372454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33554432">
            <text:p>33554432</text:p>
          </table:table-cell>
          <table:table-cell office:value-type="float" office:value="9.33927">
            <text:p>9.33927</text:p>
          </table:table-cell>
          <table:table-cell office:value-type="float" office:value="1.06344">
            <text:p>1.06344</text:p>
          </table:table-cell>
          <table:table-cell office:value-type="float" office:value="6696130">
            <text:p>6696130</text:p>
          </table:table-cell>
          <table:table-cell office:value-type="float" office:value="373786">
            <text:p>373786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>
          <table:table-cell office:value-type="float" office:value="33554432">
            <text:p>33554432</text:p>
          </table:table-cell>
          <table:table-cell office:value-type="float" office:value="9.18516">
            <text:p>9.18516</text:p>
          </table:table-cell>
          <table:table-cell office:value-type="float" office:value="1.06605">
            <text:p>1.06605</text:p>
          </table:table-cell>
          <table:table-cell office:value-type="float" office:value="6713320">
            <text:p>6713320</text:p>
          </table:table-cell>
          <table:table-cell office:value-type="float" office:value="371089">
            <text:p>371089</text:p>
          </table:table-cell>
          <table:table-cell office:value-type="string">
            <text:p><text:s/></text:p>
          </table:table-cell>
          <table:table-cell table:number-columns-repeated="23"/>
        </table:table-row>
        <table:table-row table:style-name="ro2" table:number-rows-repeated="1048474">
          <table:table-cell table:number-columns-repeated="29"/>
        </table:table-row>
        <table:table-row table:style-name="ro2"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4">00/00/0000</text:date>, <text:time style:data-style-name="N2" text:time-value="0000-00-00T14:10: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04T14:13:01</dc:date>
    <dc:creator>mind </dc:creator>
    <meta:generator>LibreOffice/4.0.2.2$Linux_X86_64 LibreOffice_project/400m0$Build-2</meta:generator>
    <meta:editing-duration>P0D</meta:editing-duration>
    <meta:editing-cycles>3</meta:editing-cycles>
    <meta:document-statistic meta:table-count="1" meta:cell-count="91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971cm" svg:height="13.061cm" xlink:href=".." xlink:type="simple" chart:class="chart:line" chart:style-name="ch1">
        <chart:title svg:x="7.296cm" svg:y="0.397cm" chart:style-name="ch2">
          <text:p>Red Black trees - Member</text:p>
        </chart:title>
        <chart:subtitle svg:x="7.348cm" svg:y="1.437cm" chart:style-name="ch3">
          <text:p>measured vs asymptotic time</text:p>
        </chart:subtitle>
        <chart:legend chart:legend-position="end" svg:x="17.039cm" svg:y="6.231cm" style:legend-expansion="high" chart:style-name="ch4"/>
        <chart:plot-area chart:style-name="ch5" table:cell-range-address="Sheet1.L3:Sheet1.L22 Sheet1.Y2:Sheet1.Y22" chart:data-source-has-labels="both" svg:x="0.849cm" svg:y="2.642cm" svg:width="15.392cm" svg:height="9.177cm">
          <chartooo:coordinate-region svg:x="3.058cm" svg:y="2.841cm" svg:width="13.042cm" svg:height="7.002cm"/>
          <chart:axis chart:dimension="x" chart:name="primary-x" chart:style-name="ch6" chartooo:axis-type="auto">
            <chartooo:date-scale/>
            <chart:title svg:x="7.826cm" svg:y="12.08cm" chart:style-name="ch7">
              <text:p>elements</text:p>
            </chart:title>
            <chart:categories table:cell-range-address="Sheet1.L3:Sheet1.L22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Sheet1.Y3:Sheet1.Y22" chart:label-cell-address="Sheet1.Y2:Sheet1.Y2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b / n lg n</text:p>
                <draw:g>
                  <svg:desc>Sheet1.Y2:Sheet1.Y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L3:Sheet1.L22</svg:desc>
                </draw:g>
              </table:table-cell>
              <table:table-cell office:value-type="float" office:value="0.00000000788958333333333">
                <text:p>0.00000000788958333333333</text:p>
                <draw:g>
                  <svg:desc>Sheet1.Y3:Sheet1.Y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0634285714285714">
                <text:p>0.0000000063428571428571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0583544921875">
                <text:p>0.0000000058354492187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0765911458333333">
                <text:p>0.00000000765911458333333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05773671875">
                <text:p>0.00000000577367187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0495810546875">
                <text:p>0.00000000495810546875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0200961507161458">
                <text:p>0.00000000200961507161458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0231822415865385">
                <text:p>0.00000000231822415865385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0260911516462054">
                <text:p>0.00000000260911516462054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0339462483723958">
                <text:p>0.00000000339462483723958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0448152542114258">
                <text:p>0.00000000448152542114258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0516544117647059">
                <text:p>0.00000000516544117647059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0585621303982205">
                <text:p>0.00000000585621303982205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0629108228181538">
                <text:p>0.00000000629108228181538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0717056274414063">
                <text:p>0.00000000717056274414063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0830015000842866">
                <text:p>0.00000000830015000842866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0965622555125843">
                <text:p>0.00000000965622555125843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100102735602337">
                <text:p>0.0000000100102735602337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112711936235428">
                <text:p>0.0000000112711936235428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0.0000000108289885520935">
                <text:p>0.00000001082898855209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934cm" svg:height="12.528cm" xlink:href=".." xlink:type="simple" chart:class="chart:line" chart:style-name="ch1">
        <chart:title svg:x="7.209cm" svg:y="0.386cm" chart:style-name="ch2">
          <text:p>Van Emde Boas trees - Member</text:p>
        </chart:title>
        <chart:subtitle svg:x="7.83cm" svg:y="1.415cm" chart:style-name="ch3">
          <text:p>measured vs asymptotic time</text:p>
        </chart:subtitle>
        <chart:legend chart:legend-position="end" svg:x="17.764cm" svg:y="5.965cm" style:legend-expansion="high" chart:style-name="ch4"/>
        <chart:plot-area chart:style-name="ch5" table:cell-range-address="Sheet1.L3:Sheet1.L22 Sheet1.Z2:Sheet1.Z22" chart:data-source-has-labels="both" svg:x="0.868cm" svg:y="2.598cm" svg:width="16.06cm" svg:height="8.699cm">
          <chartooo:coordinate-region svg:x="3.077cm" svg:y="2.797cm" svg:width="13.711cm" svg:height="6.524cm"/>
          <chart:axis chart:dimension="x" chart:name="primary-x" chart:style-name="ch6" chartooo:axis-type="auto">
            <chartooo:date-scale/>
            <chart:title svg:x="8.179cm" svg:y="11.547cm" chart:style-name="ch7">
              <text:p>elements</text:p>
            </chart:title>
            <chart:categories table:cell-range-address="Sheet1.L3:Sheet1.L22"/>
          </chart:axis>
          <chart:axis chart:dimension="y" chart:name="primary-y" chart:style-name="ch6">
            <chart:grid chart:style-name="ch8" chart:class="major"/>
          </chart:axis>
          <chart:series chart:style-name="ch9" chart:values-cell-range-address="Sheet1.Z3:Sheet1.Z22" chart:label-cell-address="Sheet1.Z2:Sheet1.Z2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b /n lglgn</text:p>
                <draw:g>
                  <svg:desc>Sheet1.Z2:Sheet1.Z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L3:Sheet1.L22</svg:desc>
                </draw:g>
              </table:table-cell>
              <table:table-cell office:value-type="float" office:value="0.0000000124856743534948">
                <text:p>0.0000000124856743534948</text:p>
                <draw:g>
                  <svg:desc>Sheet1.Z3:Sheet1.Z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0964709245959899">
                <text:p>0.00000000964709245959899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168705729166667">
                <text:p>0.0000000168705729166667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175904940494268">
                <text:p>0.0000000175904940494268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163419895048453">
                <text:p>0.0000000163419895048453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128023537013707">
                <text:p>0.0000000128023537013707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0511267823915533">
                <text:p>0.00000000511267823915533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0523195845620362">
                <text:p>0.00000000523195845620362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0484524909956198">
                <text:p>0.00000000484524909956198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0472434086864452">
                <text:p>0.00000000472434086864452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0790532684326172">
                <text:p>0.00000000790532684326172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0775818764415658">
                <text:p>0.00000000775818764415658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07624189248556">
                <text:p>0.000000007624189248556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0748004135224895">
                <text:p>0.00000000748004135224895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0735768666253668">
                <text:p>0.00000000735768666253668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0728322635301622">
                <text:p>0.00000000728322635301622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0720795941017965">
                <text:p>0.00000000720795941017965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0701103883479838">
                <text:p>0.00000000701103883479838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0692920257628518">
                <text:p>0.00000000692920257628518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0.00000000682853701928528">
                <text:p>0.000000006828537019285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954cm" svg:height="11.338cm" xlink:href=".." xlink:type="simple" chart:class="chart:line" chart:style-name="ch1">
        <chart:title svg:x="6.862cm" svg:y="0.362cm" chart:style-name="ch2">
          <text:p>Running time comparison - Member</text:p>
        </chart:title>
        <chart:subtitle svg:x="6.623cm" svg:y="1.367cm" chart:style-name="ch3">
          <text:p>Red Black trees over Van Emde Boas trees</text:p>
        </chart:subtitle>
        <chart:legend chart:legend-position="end" svg:x="18.525cm" svg:y="5.37cm" style:legend-expansion="high" chart:style-name="ch4"/>
        <chart:plot-area chart:style-name="ch5" table:cell-range-address="Sheet1.L3:Sheet1.L22 Sheet1.Q2:Sheet1.Q22" chart:data-source-has-labels="both" svg:x="0.869cm" svg:y="2.502cm" svg:width="16.818cm" svg:height="8.19cm">
          <chartooo:coordinate-region svg:x="1.305cm" svg:y="2.701cm" svg:width="15.639cm" svg:height="6.946cm"/>
          <chart:axis chart:dimension="x" chart:name="primary-x" chart:style-name="ch6" chartooo:axis-type="auto">
            <chartooo:date-scale/>
            <chart:categories table:cell-range-address="Sheet1.L3:Sheet1.L2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Q3:Sheet1.Q22" chart:label-cell-address="Sheet1.Q2:Sheet1.Q2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b/veb</text:p>
                <draw:g>
                  <svg:desc>Sheet1.Q2:Sheet1.Q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L3:Sheet1.L22</svg:desc>
                </draw:g>
              </table:table-cell>
              <table:table-cell office:value-type="float" office:value="1.46669248644462">
                <text:p>1.46669248644462</text:p>
                <draw:g>
                  <svg:desc>Sheet1.Q3:Sheet1.Q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63941614261813">
                <text:p>1.6394161426181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922387045984286">
                <text:p>0.922387045984286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.23621512185895">
                <text:p>1.23621512185895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.06354762924134">
                <text:p>1.06354762924134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1.23144175093381">
                <text:p>1.23144175093381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1.31571263782957">
                <text:p>1.31571263782957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1.55661481346973">
                <text:p>1.55661481346973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1.98007577953264">
                <text:p>1.98007577953264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2.75873870811362">
                <text:p>2.75873870811362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2.26759779070362">
                <text:p>2.26759779070362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2.76912298530674">
                <text:p>2.76912298530674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3.31564068844371">
                <text:p>3.31564068844371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3.76181877990861">
                <text:p>3.76181877990861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4.50987401661704">
                <text:p>4.50987401661704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5.44863493539867">
                <text:p>5.44863493539867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6.60903788184472">
                <text:p>6.60903788184472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7.2595694840996">
                <text:p>7.2595694840996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8.51455795565748">
                <text:p>8.51455795565748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8.5373182862234">
                <text:p>8.53731828622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954cm" svg:height="11.338cm" xlink:href=".." xlink:type="simple" chart:class="chart:line" chart:style-name="ch1">
        <chart:title svg:x="6.862cm" svg:y="0.362cm" chart:style-name="ch2">
          <text:p>Running time comparison - Member</text:p>
        </chart:title>
        <chart:subtitle svg:x="6.623cm" svg:y="1.367cm" chart:style-name="ch3">
          <text:p>Red Black trees over Van Emde Boas trees</text:p>
        </chart:subtitle>
        <chart:legend chart:legend-position="end" svg:x="18.525cm" svg:y="5.37cm" style:legend-expansion="high" chart:style-name="ch4"/>
        <chart:plot-area chart:style-name="ch5" table:cell-range-address="Sheet1.L3:Sheet1.L22 Sheet1.Q2:Sheet1.Q22" chart:data-source-has-labels="both" svg:x="0.869cm" svg:y="2.502cm" svg:width="16.818cm" svg:height="8.19cm">
          <chartooo:coordinate-region svg:x="1.305cm" svg:y="2.701cm" svg:width="15.639cm" svg:height="6.946cm"/>
          <chart:axis chart:dimension="x" chart:name="primary-x" chart:style-name="ch6" chartooo:axis-type="auto">
            <chartooo:date-scale/>
            <chart:categories table:cell-range-address="Sheet1.L3:Sheet1.L2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Q3:Sheet1.Q22" chart:label-cell-address="Sheet1.Q2:Sheet1.Q2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b/veb</text:p>
                <draw:g>
                  <svg:desc>Sheet1.Q2:Sheet1.Q2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L3:Sheet1.L22</svg:desc>
                </draw:g>
              </table:table-cell>
              <table:table-cell office:value-type="float" office:value="1.46669248644462">
                <text:p>1.46669248644462</text:p>
                <draw:g>
                  <svg:desc>Sheet1.Q3:Sheet1.Q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63941614261813">
                <text:p>1.6394161426181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922387045984286">
                <text:p>0.922387045984286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.23621512185895">
                <text:p>1.23621512185895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.06354762924134">
                <text:p>1.06354762924134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1.23144175093381">
                <text:p>1.23144175093381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1.31571263782957">
                <text:p>1.31571263782957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1.55661481346973">
                <text:p>1.55661481346973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1.98007577953264">
                <text:p>1.98007577953264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2.75873870811362">
                <text:p>2.75873870811362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2.26759779070362">
                <text:p>2.26759779070362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2.76912298530674">
                <text:p>2.76912298530674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3.31564068844371">
                <text:p>3.31564068844371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3.76181877990861">
                <text:p>3.76181877990861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4.50987401661704">
                <text:p>4.50987401661704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5.44863493539867">
                <text:p>5.44863493539867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6.60903788184472">
                <text:p>6.60903788184472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7.2595694840996">
                <text:p>7.2595694840996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8.51455795565748">
                <text:p>8.51455795565748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8.5373182862234">
                <text:p>8.537318286223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